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none" fo:border-right="none" fo:border-top="1.5pt solid #000000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&quot;" style:apply-style-name="Без_20_имени3" style:base-cell-address="Лист1.F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style:rotation-align="none"/>
      <style:text-properties style:font-name="Liberation Sans1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A=</text:p>
          </table:table-cell>
          <table:table-cell table:formula="of:=15114" office:value-type="float" office:value="15114" calcext:value-type="float">
            <text:p>15114</text:p>
          </table:table-cell>
          <table:table-cell table:number-columns-repeated="22"/>
          <table:table-cell office:value-type="string" calcext:value-type="string">
            <text:p>Область допустимых значений - [-32768;32767]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=</text:p>
          </table:table-cell>
          <table:table-cell table:formula="of:=15638" office:value-type="float" office:value="15638" calcext:value-type="float">
            <text:p>15638</text:p>
          </table:table-cell>
          <table:table-cell table:number-columns-repeated="22"/>
          <table:table-cell office:value-type="string" calcext:value-type="string">
            <text:p>Область допустимых значений - [-2^15;2^15-1]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style-name="ce1" office:value-type="string" calcext:value-type="string">
            <text:p>A =</text:p>
          </table:table-cell>
          <table:table-cell table:formula="of:=[.C1]" office:value-type="float" office:value="15114" calcext:value-type="float">
            <text:p>15114</text:p>
          </table:table-cell>
          <table:table-cell/>
          <table:table-cell office:value-type="string" calcext:value-type="string">
            <text:p>B1 = </text:p>
          </table:table-cell>
          <table:table-cell table:style-name="ce5" table:formula="of:=IF([.F$3]&lt;&gt;&quot;.&quot;; MID( IF([.$C4]&gt;=0;BASE([.$C4];2;16);BASE([.$C4] + 2^16;2;16)); 16-[.F$3]; 1);&quot;.&quot;)" office:value-type="string" office:string-value="0" calcext:value-type="string">
            <text:p>0</text:p>
          </table:table-cell>
          <table:table-cell table:style-name="ce5" table:formula="of:=IF([.G$3]&lt;&gt;&quot;.&quot;; MID( IF([.$C4]&gt;=0;BASE([.$C4];2;16);BASE([.$C4] + 2^16;2;16)); 16-[.G$3]; 1);&quot;.&quot;)" office:value-type="string" office:string-value="0" calcext:value-type="string">
            <text:p>0</text:p>
          </table:table-cell>
          <table:table-cell table:style-name="ce5" table:formula="of:=IF([.H$3]&lt;&gt;&quot;.&quot;; MID( IF([.$C4]&gt;=0;BASE([.$C4];2;16);BASE([.$C4] + 2^16;2;16)); 16-[.H$3]; 1);&quot;.&quot;)" office:value-type="string" office:string-value="1" calcext:value-type="string">
            <text:p>1</text:p>
          </table:table-cell>
          <table:table-cell table:style-name="ce5" table:formula="of:=IF([.I$3]&lt;&gt;&quot;.&quot;; MID( IF([.$C4]&gt;=0;BASE([.$C4];2;16);BASE([.$C4] + 2^16;2;16)); 16-[.I$3]; 1);&quot;.&quot;)" office:value-type="string" office:string-value="1" calcext:value-type="string">
            <text:p>1</text:p>
          </table:table-cell>
          <table:table-cell table:style-name="ce5" table:formula="of:=IF([.J$3]&lt;&gt;&quot;.&quot;; MID( IF([.$C4]&gt;=0;BASE([.$C4];2;16);BASE([.$C4] + 2^16;2;16)); 16-[.J$3]; 1);&quot;.&quot;)" office:value-type="string" office:string-value="1" calcext:value-type="string">
            <text:p>1</text:p>
          </table:table-cell>
          <table:table-cell table:style-name="ce5" table:formula="of:=IF([.K$3]&lt;&gt;&quot;.&quot;; MID( IF([.$C4]&gt;=0;BASE([.$C4];2;16);BASE([.$C4] + 2^16;2;16)); 16-[.K$3]; 1);&quot;.&quot;)" office:value-type="string" office:string-value="0" calcext:value-type="string">
            <text:p>0</text:p>
          </table:table-cell>
          <table:table-cell table:style-name="ce5" table:formula="of:=IF([.L$3]&lt;&gt;&quot;.&quot;; MID( IF([.$C4]&gt;=0;BASE([.$C4];2;16);BASE([.$C4] + 2^16;2;16)); 16-[.L$3]; 1);&quot;.&quot;)" office:value-type="string" office:string-value="1" calcext:value-type="string">
            <text:p>1</text:p>
          </table:table-cell>
          <table:table-cell table:style-name="ce5" table:formula="of:=IF([.M$3]&lt;&gt;&quot;.&quot;; MID( IF([.$C4]&gt;=0;BASE([.$C4];2;16);BASE([.$C4] + 2^16;2;16)); 16-[.M$3]; 1);&quot;.&quot;)" office:value-type="string" office:string-value="1" calcext:value-type="string">
            <text:p>1</text:p>
          </table:table-cell>
          <table:table-cell table:style-name="ce5" table:formula="of:=IF([.N$3]&lt;&gt;&quot;.&quot;; MID( IF([.$C4]&gt;=0;BASE([.$C4];2;16);BASE([.$C4] + 2^16;2;16)); 16-[.N$3]; 1);&quot;.&quot;)" office:value-type="string" office:string-value="0" calcext:value-type="string">
            <text:p>0</text:p>
          </table:table-cell>
          <table:table-cell table:style-name="ce5" table:formula="of:=IF([.O$3]&lt;&gt;&quot;.&quot;; MID( IF([.$C4]&gt;=0;BASE([.$C4];2;16);BASE([.$C4] + 2^16;2;16)); 16-[.O$3]; 1);&quot;.&quot;)" office:value-type="string" office:string-value="0" calcext:value-type="string">
            <text:p>0</text:p>
          </table:table-cell>
          <table:table-cell table:style-name="ce5" table:formula="of:=IF([.P$3]&lt;&gt;&quot;.&quot;; MID( IF([.$C4]&gt;=0;BASE([.$C4];2;16);BASE([.$C4] + 2^16;2;16)); 16-[.P$3]; 1);&quot;.&quot;)" office:value-type="string" office:string-value="0" calcext:value-type="string">
            <text:p>0</text:p>
          </table:table-cell>
          <table:table-cell table:style-name="ce5" table:formula="of:=IF([.Q$3]&lt;&gt;&quot;.&quot;; MID( IF([.$C4]&gt;=0;BASE([.$C4];2;16);BASE([.$C4] + 2^16;2;16)); 16-[.Q$3]; 1);&quot;.&quot;)" office:value-type="string" office:string-value="0" calcext:value-type="string">
            <text:p>0</text:p>
          </table:table-cell>
          <table:table-cell table:style-name="ce5" table:formula="of:=IF([.R$3]&lt;&gt;&quot;.&quot;; MID( IF([.$C4]&gt;=0;BASE([.$C4];2;16);BASE([.$C4] + 2^16;2;16)); 16-[.R$3]; 1);&quot;.&quot;)" office:value-type="string" office:string-value="1" calcext:value-type="string">
            <text:p>1</text:p>
          </table:table-cell>
          <table:table-cell table:style-name="ce5" table:formula="of:=IF([.S$3]&lt;&gt;&quot;.&quot;; MID( IF([.$C4]&gt;=0;BASE([.$C4];2;16);BASE([.$C4] + 2^16;2;16)); 16-[.S$3]; 1);&quot;.&quot;)" office:value-type="string" office:string-value="0" calcext:value-type="string">
            <text:p>0</text:p>
          </table:table-cell>
          <table:table-cell table:style-name="ce5" table:formula="of:=IF([.T$3]&lt;&gt;&quot;.&quot;; MID( IF([.$C4]&gt;=0;BASE([.$C4];2;16);BASE([.$C4] + 2^16;2;16)); 16-[.T$3]; 1);&quot;.&quot;)" office:value-type="string" office:string-value="1" calcext:value-type="string">
            <text:p>1</text:p>
          </table:table-cell>
          <table:table-cell table:style-name="ce5" table:formula="of:=IF([.U$3]&lt;&gt;&quot;.&quot;; MID( IF([.$C4]&gt;=0;BASE([.$C4];2;16);BASE([.$C4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string" calcext:value-type="string">
            <text:p>C =</text:p>
          </table:table-cell>
          <table:table-cell table:formula="of:=[.C2]" office:value-type="float" office:value="15638" calcext:value-type="float">
            <text:p>15638</text:p>
          </table:table-cell>
          <table:table-cell/>
          <table:table-cell office:value-type="string" calcext:value-type="string">
            <text:p>B2 =</text:p>
          </table:table-cell>
          <table:table-cell table:style-name="ce5" table:formula="of:=IF([.F$3]&lt;&gt;&quot;.&quot;; MID( IF([.$C5]&gt;=0;BASE([.$C5];2;16);BASE([.$C5] + 2^16;2;16)); 16-[.F$3]; 1);&quot;.&quot;)" office:value-type="string" office:string-value="0" calcext:value-type="string">
            <text:p>0</text:p>
          </table:table-cell>
          <table:table-cell table:style-name="ce5" table:formula="of:=IF([.G$3]&lt;&gt;&quot;.&quot;; MID( IF([.$C5]&gt;=0;BASE([.$C5];2;16);BASE([.$C5] + 2^16;2;16)); 16-[.G$3]; 1);&quot;.&quot;)" office:value-type="string" office:string-value="0" calcext:value-type="string">
            <text:p>0</text:p>
          </table:table-cell>
          <table:table-cell table:style-name="ce5" table:formula="of:=IF([.H$3]&lt;&gt;&quot;.&quot;; MID( IF([.$C5]&gt;=0;BASE([.$C5];2;16);BASE([.$C5] + 2^16;2;16)); 16-[.H$3]; 1);&quot;.&quot;)" office:value-type="string" office:string-value="1" calcext:value-type="string">
            <text:p>1</text:p>
          </table:table-cell>
          <table:table-cell table:style-name="ce5" table:formula="of:=IF([.I$3]&lt;&gt;&quot;.&quot;; MID( IF([.$C5]&gt;=0;BASE([.$C5];2;16);BASE([.$C5] + 2^16;2;16)); 16-[.I$3]; 1);&quot;.&quot;)" office:value-type="string" office:string-value="1" calcext:value-type="string">
            <text:p>1</text:p>
          </table:table-cell>
          <table:table-cell table:style-name="ce5" table:formula="of:=IF([.J$3]&lt;&gt;&quot;.&quot;; MID( IF([.$C5]&gt;=0;BASE([.$C5];2;16);BASE([.$C5] + 2^16;2;16)); 16-[.J$3]; 1);&quot;.&quot;)" office:value-type="string" office:string-value="1" calcext:value-type="string">
            <text:p>1</text:p>
          </table:table-cell>
          <table:table-cell table:style-name="ce5" table:formula="of:=IF([.K$3]&lt;&gt;&quot;.&quot;; MID( IF([.$C5]&gt;=0;BASE([.$C5];2;16);BASE([.$C5] + 2^16;2;16)); 16-[.K$3]; 1);&quot;.&quot;)" office:value-type="string" office:string-value="1" calcext:value-type="string">
            <text:p>1</text:p>
          </table:table-cell>
          <table:table-cell table:style-name="ce5" table:formula="of:=IF([.L$3]&lt;&gt;&quot;.&quot;; MID( IF([.$C5]&gt;=0;BASE([.$C5];2;16);BASE([.$C5] + 2^16;2;16)); 16-[.L$3]; 1);&quot;.&quot;)" office:value-type="string" office:string-value="0" calcext:value-type="string">
            <text:p>0</text:p>
          </table:table-cell>
          <table:table-cell table:style-name="ce5" table:formula="of:=IF([.M$3]&lt;&gt;&quot;.&quot;; MID( IF([.$C5]&gt;=0;BASE([.$C5];2;16);BASE([.$C5] + 2^16;2;16)); 16-[.M$3]; 1);&quot;.&quot;)" office:value-type="string" office:string-value="1" calcext:value-type="string">
            <text:p>1</text:p>
          </table:table-cell>
          <table:table-cell table:style-name="ce5" table:formula="of:=IF([.N$3]&lt;&gt;&quot;.&quot;; MID( IF([.$C5]&gt;=0;BASE([.$C5];2;16);BASE([.$C5] + 2^16;2;16)); 16-[.N$3]; 1);&quot;.&quot;)" office:value-type="string" office:string-value="0" calcext:value-type="string">
            <text:p>0</text:p>
          </table:table-cell>
          <table:table-cell table:style-name="ce5" table:formula="of:=IF([.O$3]&lt;&gt;&quot;.&quot;; MID( IF([.$C5]&gt;=0;BASE([.$C5];2;16);BASE([.$C5] + 2^16;2;16)); 16-[.O$3]; 1);&quot;.&quot;)" office:value-type="string" office:string-value="0" calcext:value-type="string">
            <text:p>0</text:p>
          </table:table-cell>
          <table:table-cell table:style-name="ce5" table:formula="of:=IF([.P$3]&lt;&gt;&quot;.&quot;; MID( IF([.$C5]&gt;=0;BASE([.$C5];2;16);BASE([.$C5] + 2^16;2;16)); 16-[.P$3]; 1);&quot;.&quot;)" office:value-type="string" office:string-value="0" calcext:value-type="string">
            <text:p>0</text:p>
          </table:table-cell>
          <table:table-cell table:style-name="ce5" table:formula="of:=IF([.Q$3]&lt;&gt;&quot;.&quot;; MID( IF([.$C5]&gt;=0;BASE([.$C5];2;16);BASE([.$C5] + 2^16;2;16)); 16-[.Q$3]; 1);&quot;.&quot;)" office:value-type="string" office:string-value="1" calcext:value-type="string">
            <text:p>1</text:p>
          </table:table-cell>
          <table:table-cell table:style-name="ce5" table:formula="of:=IF([.R$3]&lt;&gt;&quot;.&quot;; MID( IF([.$C5]&gt;=0;BASE([.$C5];2;16);BASE([.$C5] + 2^16;2;16)); 16-[.R$3]; 1);&quot;.&quot;)" office:value-type="string" office:string-value="0" calcext:value-type="string">
            <text:p>0</text:p>
          </table:table-cell>
          <table:table-cell table:style-name="ce5" table:formula="of:=IF([.S$3]&lt;&gt;&quot;.&quot;; MID( IF([.$C5]&gt;=0;BASE([.$C5];2;16);BASE([.$C5] + 2^16;2;16)); 16-[.S$3]; 1);&quot;.&quot;)" office:value-type="string" office:string-value="1" calcext:value-type="string">
            <text:p>1</text:p>
          </table:table-cell>
          <table:table-cell table:style-name="ce5" table:formula="of:=IF([.T$3]&lt;&gt;&quot;.&quot;; MID( IF([.$C5]&gt;=0;BASE([.$C5];2;16);BASE([.$C5] + 2^16;2;16)); 16-[.T$3]; 1);&quot;.&quot;)" office:value-type="string" office:string-value="1" calcext:value-type="string">
            <text:p>1</text:p>
          </table:table-cell>
          <table:table-cell table:style-name="ce5" table:formula="of:=IF([.U$3]&lt;&gt;&quot;.&quot;; MID( IF([.$C5]&gt;=0;BASE([.$C5];2;16);BASE([.$C5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string" calcext:value-type="string">
            <text:p>A + C =</text:p>
          </table:table-cell>
          <table:table-cell table:formula="of:=[.C1]+[.C2]" office:value-type="float" office:value="30752" calcext:value-type="float">
            <text:p>30752</text:p>
          </table:table-cell>
          <table:table-cell/>
          <table:table-cell office:value-type="string" calcext:value-type="string">
            <text:p>B3 =</text:p>
          </table:table-cell>
          <table:table-cell table:style-name="ce5" table:formula="of:=IF([.F$3]&lt;&gt;&quot;.&quot;; MID( IF([.$C6]&gt;=0;BASE([.$C6];2;16);BASE([.$C6] + 2^16;2;16)); 16-[.F$3]; 1);&quot;.&quot;)" office:value-type="string" office:string-value="0" calcext:value-type="string">
            <text:p>0</text:p>
          </table:table-cell>
          <table:table-cell table:style-name="ce5" table:formula="of:=IF([.G$3]&lt;&gt;&quot;.&quot;; MID( IF([.$C6]&gt;=0;BASE([.$C6];2;16);BASE([.$C6] + 2^16;2;16)); 16-[.G$3]; 1);&quot;.&quot;)" office:value-type="string" office:string-value="1" calcext:value-type="string">
            <text:p>1</text:p>
          </table:table-cell>
          <table:table-cell table:style-name="ce5" table:formula="of:=IF([.H$3]&lt;&gt;&quot;.&quot;; MID( IF([.$C6]&gt;=0;BASE([.$C6];2;16);BASE([.$C6] + 2^16;2;16)); 16-[.H$3]; 1);&quot;.&quot;)" office:value-type="string" office:string-value="1" calcext:value-type="string">
            <text:p>1</text:p>
          </table:table-cell>
          <table:table-cell table:style-name="ce5" table:formula="of:=IF([.I$3]&lt;&gt;&quot;.&quot;; MID( IF([.$C6]&gt;=0;BASE([.$C6];2;16);BASE([.$C6] + 2^16;2;16)); 16-[.I$3]; 1);&quot;.&quot;)" office:value-type="string" office:string-value="1" calcext:value-type="string">
            <text:p>1</text:p>
          </table:table-cell>
          <table:table-cell table:style-name="ce5" table:formula="of:=IF([.J$3]&lt;&gt;&quot;.&quot;; MID( IF([.$C6]&gt;=0;BASE([.$C6];2;16);BASE([.$C6] + 2^16;2;16)); 16-[.J$3]; 1);&quot;.&quot;)" office:value-type="string" office:string-value="1" calcext:value-type="string">
            <text:p>1</text:p>
          </table:table-cell>
          <table:table-cell table:style-name="ce5" table:formula="of:=IF([.K$3]&lt;&gt;&quot;.&quot;; MID( IF([.$C6]&gt;=0;BASE([.$C6];2;16);BASE([.$C6] + 2^16;2;16)); 16-[.K$3]; 1);&quot;.&quot;)" office:value-type="string" office:string-value="0" calcext:value-type="string">
            <text:p>0</text:p>
          </table:table-cell>
          <table:table-cell table:style-name="ce5" table:formula="of:=IF([.L$3]&lt;&gt;&quot;.&quot;; MID( IF([.$C6]&gt;=0;BASE([.$C6];2;16);BASE([.$C6] + 2^16;2;16)); 16-[.L$3]; 1);&quot;.&quot;)" office:value-type="string" office:string-value="0" calcext:value-type="string">
            <text:p>0</text:p>
          </table:table-cell>
          <table:table-cell table:style-name="ce5" table:formula="of:=IF([.M$3]&lt;&gt;&quot;.&quot;; MID( IF([.$C6]&gt;=0;BASE([.$C6];2;16);BASE([.$C6] + 2^16;2;16)); 16-[.M$3]; 1);&quot;.&quot;)" office:value-type="string" office:string-value="0" calcext:value-type="string">
            <text:p>0</text:p>
          </table:table-cell>
          <table:table-cell table:style-name="ce5" table:formula="of:=IF([.N$3]&lt;&gt;&quot;.&quot;; MID( IF([.$C6]&gt;=0;BASE([.$C6];2;16);BASE([.$C6] + 2^16;2;16)); 16-[.N$3]; 1);&quot;.&quot;)" office:value-type="string" office:string-value="0" calcext:value-type="string">
            <text:p>0</text:p>
          </table:table-cell>
          <table:table-cell table:style-name="ce5" table:formula="of:=IF([.O$3]&lt;&gt;&quot;.&quot;; MID( IF([.$C6]&gt;=0;BASE([.$C6];2;16);BASE([.$C6] + 2^16;2;16)); 16-[.O$3]; 1);&quot;.&quot;)" office:value-type="string" office:string-value="0" calcext:value-type="string">
            <text:p>0</text:p>
          </table:table-cell>
          <table:table-cell table:style-name="ce5" table:formula="of:=IF([.P$3]&lt;&gt;&quot;.&quot;; MID( IF([.$C6]&gt;=0;BASE([.$C6];2;16);BASE([.$C6] + 2^16;2;16)); 16-[.P$3]; 1);&quot;.&quot;)" office:value-type="string" office:string-value="1" calcext:value-type="string">
            <text:p>1</text:p>
          </table:table-cell>
          <table:table-cell table:style-name="ce5" table:formula="of:=IF([.Q$3]&lt;&gt;&quot;.&quot;; MID( IF([.$C6]&gt;=0;BASE([.$C6];2;16);BASE([.$C6] + 2^16;2;16)); 16-[.Q$3]; 1);&quot;.&quot;)" office:value-type="string" office:string-value="0" calcext:value-type="string">
            <text:p>0</text:p>
          </table:table-cell>
          <table:table-cell table:style-name="ce5" table:formula="of:=IF([.R$3]&lt;&gt;&quot;.&quot;; MID( IF([.$C6]&gt;=0;BASE([.$C6];2;16);BASE([.$C6] + 2^16;2;16)); 16-[.R$3]; 1);&quot;.&quot;)" office:value-type="string" office:string-value="0" calcext:value-type="string">
            <text:p>0</text:p>
          </table:table-cell>
          <table:table-cell table:style-name="ce5" table:formula="of:=IF([.S$3]&lt;&gt;&quot;.&quot;; MID( IF([.$C6]&gt;=0;BASE([.$C6];2;16);BASE([.$C6] + 2^16;2;16)); 16-[.S$3]; 1);&quot;.&quot;)" office:value-type="string" office:string-value="0" calcext:value-type="string">
            <text:p>0</text:p>
          </table:table-cell>
          <table:table-cell table:style-name="ce5" table:formula="of:=IF([.T$3]&lt;&gt;&quot;.&quot;; MID( IF([.$C6]&gt;=0;BASE([.$C6];2;16);BASE([.$C6] + 2^16;2;16)); 16-[.T$3]; 1);&quot;.&quot;)" office:value-type="string" office:string-value="0" calcext:value-type="string">
            <text:p>0</text:p>
          </table:table-cell>
          <table:table-cell table:style-name="ce5" table:formula="of:=IF([.U$3]&lt;&gt;&quot;.&quot;; MID( IF([.$C6]&gt;=0;BASE([.$C6];2;16);BASE([.$C6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string" calcext:value-type="string">
            <text:p>A + C + C =</text:p>
          </table:table-cell>
          <table:table-cell table:formula="of:=[.C1]+[.C2]+[.C2]" office:value-type="float" office:value="46390" calcext:value-type="float">
            <text:p>46390</text:p>
          </table:table-cell>
          <table:table-cell/>
          <table:table-cell office:value-type="string" calcext:value-type="string">
            <text:p>B4 =</text:p>
          </table:table-cell>
          <table:table-cell table:style-name="ce5" table:formula="of:=IF([.F$3]&lt;&gt;&quot;.&quot;; MID( IF([.$C7]&gt;=0;BASE([.$C7];2;16);BASE([.$C7] + 2^16;2;16)); 16-[.F$3]; 1);&quot;.&quot;)" office:value-type="string" office:string-value="1" calcext:value-type="string">
            <text:p>1</text:p>
          </table:table-cell>
          <table:table-cell table:style-name="ce5" table:formula="of:=IF([.G$3]&lt;&gt;&quot;.&quot;; MID( IF([.$C7]&gt;=0;BASE([.$C7];2;16);BASE([.$C7] + 2^16;2;16)); 16-[.G$3]; 1);&quot;.&quot;)" office:value-type="string" office:string-value="0" calcext:value-type="string">
            <text:p>0</text:p>
          </table:table-cell>
          <table:table-cell table:style-name="ce5" table:formula="of:=IF([.H$3]&lt;&gt;&quot;.&quot;; MID( IF([.$C7]&gt;=0;BASE([.$C7];2;16);BASE([.$C7] + 2^16;2;16)); 16-[.H$3]; 1);&quot;.&quot;)" office:value-type="string" office:string-value="1" calcext:value-type="string">
            <text:p>1</text:p>
          </table:table-cell>
          <table:table-cell table:style-name="ce5" table:formula="of:=IF([.I$3]&lt;&gt;&quot;.&quot;; MID( IF([.$C7]&gt;=0;BASE([.$C7];2;16);BASE([.$C7] + 2^16;2;16)); 16-[.I$3]; 1);&quot;.&quot;)" office:value-type="string" office:string-value="1" calcext:value-type="string">
            <text:p>1</text:p>
          </table:table-cell>
          <table:table-cell table:style-name="ce5" table:formula="of:=IF([.J$3]&lt;&gt;&quot;.&quot;; MID( IF([.$C7]&gt;=0;BASE([.$C7];2;16);BASE([.$C7] + 2^16;2;16)); 16-[.J$3]; 1);&quot;.&quot;)" office:value-type="string" office:string-value="0" calcext:value-type="string">
            <text:p>0</text:p>
          </table:table-cell>
          <table:table-cell table:style-name="ce5" table:formula="of:=IF([.K$3]&lt;&gt;&quot;.&quot;; MID( IF([.$C7]&gt;=0;BASE([.$C7];2;16);BASE([.$C7] + 2^16;2;16)); 16-[.K$3]; 1);&quot;.&quot;)" office:value-type="string" office:string-value="1" calcext:value-type="string">
            <text:p>1</text:p>
          </table:table-cell>
          <table:table-cell table:style-name="ce5" table:formula="of:=IF([.L$3]&lt;&gt;&quot;.&quot;; MID( IF([.$C7]&gt;=0;BASE([.$C7];2;16);BASE([.$C7] + 2^16;2;16)); 16-[.L$3]; 1);&quot;.&quot;)" office:value-type="string" office:string-value="0" calcext:value-type="string">
            <text:p>0</text:p>
          </table:table-cell>
          <table:table-cell table:style-name="ce5" table:formula="of:=IF([.M$3]&lt;&gt;&quot;.&quot;; MID( IF([.$C7]&gt;=0;BASE([.$C7];2;16);BASE([.$C7] + 2^16;2;16)); 16-[.M$3]; 1);&quot;.&quot;)" office:value-type="string" office:string-value="1" calcext:value-type="string">
            <text:p>1</text:p>
          </table:table-cell>
          <table:table-cell table:style-name="ce5" table:formula="of:=IF([.N$3]&lt;&gt;&quot;.&quot;; MID( IF([.$C7]&gt;=0;BASE([.$C7];2;16);BASE([.$C7] + 2^16;2;16)); 16-[.N$3]; 1);&quot;.&quot;)" office:value-type="string" office:string-value="0" calcext:value-type="string">
            <text:p>0</text:p>
          </table:table-cell>
          <table:table-cell table:style-name="ce5" table:formula="of:=IF([.O$3]&lt;&gt;&quot;.&quot;; MID( IF([.$C7]&gt;=0;BASE([.$C7];2;16);BASE([.$C7] + 2^16;2;16)); 16-[.O$3]; 1);&quot;.&quot;)" office:value-type="string" office:string-value="0" calcext:value-type="string">
            <text:p>0</text:p>
          </table:table-cell>
          <table:table-cell table:style-name="ce5" table:formula="of:=IF([.P$3]&lt;&gt;&quot;.&quot;; MID( IF([.$C7]&gt;=0;BASE([.$C7];2;16);BASE([.$C7] + 2^16;2;16)); 16-[.P$3]; 1);&quot;.&quot;)" office:value-type="string" office:string-value="1" calcext:value-type="string">
            <text:p>1</text:p>
          </table:table-cell>
          <table:table-cell table:style-name="ce5" table:formula="of:=IF([.Q$3]&lt;&gt;&quot;.&quot;; MID( IF([.$C7]&gt;=0;BASE([.$C7];2;16);BASE([.$C7] + 2^16;2;16)); 16-[.Q$3]; 1);&quot;.&quot;)" office:value-type="string" office:string-value="1" calcext:value-type="string">
            <text:p>1</text:p>
          </table:table-cell>
          <table:table-cell table:style-name="ce5" table:formula="of:=IF([.R$3]&lt;&gt;&quot;.&quot;; MID( IF([.$C7]&gt;=0;BASE([.$C7];2;16);BASE([.$C7] + 2^16;2;16)); 16-[.R$3]; 1);&quot;.&quot;)" office:value-type="string" office:string-value="0" calcext:value-type="string">
            <text:p>0</text:p>
          </table:table-cell>
          <table:table-cell table:style-name="ce5" table:formula="of:=IF([.S$3]&lt;&gt;&quot;.&quot;; MID( IF([.$C7]&gt;=0;BASE([.$C7];2;16);BASE([.$C7] + 2^16;2;16)); 16-[.S$3]; 1);&quot;.&quot;)" office:value-type="string" office:string-value="1" calcext:value-type="string">
            <text:p>1</text:p>
          </table:table-cell>
          <table:table-cell table:style-name="ce5" table:formula="of:=IF([.T$3]&lt;&gt;&quot;.&quot;; MID( IF([.$C7]&gt;=0;BASE([.$C7];2;16);BASE([.$C7] + 2^16;2;16)); 16-[.T$3]; 1);&quot;.&quot;)" office:value-type="string" office:string-value="1" calcext:value-type="string">
            <text:p>1</text:p>
          </table:table-cell>
          <table:table-cell table:style-name="ce5" table:formula="of:=IF([.U$3]&lt;&gt;&quot;.&quot;; MID( IF([.$C7]&gt;=0;BASE([.$C7];2;16);BASE([.$C7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string" calcext:value-type="string">
            <text:p>C - A =</text:p>
          </table:table-cell>
          <table:table-cell table:formula="of:=[.C2]-[.C1]" office:value-type="float" office:value="524" calcext:value-type="float">
            <text:p>524</text:p>
          </table:table-cell>
          <table:table-cell/>
          <table:table-cell office:value-type="string" calcext:value-type="string">
            <text:p>B5 =</text:p>
          </table:table-cell>
          <table:table-cell table:style-name="ce5" table:formula="of:=IF([.F$3]&lt;&gt;&quot;.&quot;; MID( IF([.$C8]&gt;=0;BASE([.$C8];2;16);BASE([.$C8] + 2^16;2;16)); 16-[.F$3]; 1);&quot;.&quot;)" office:value-type="string" office:string-value="0" calcext:value-type="string">
            <text:p>0</text:p>
          </table:table-cell>
          <table:table-cell table:style-name="ce5" table:formula="of:=IF([.G$3]&lt;&gt;&quot;.&quot;; MID( IF([.$C8]&gt;=0;BASE([.$C8];2;16);BASE([.$C8] + 2^16;2;16)); 16-[.G$3]; 1);&quot;.&quot;)" office:value-type="string" office:string-value="0" calcext:value-type="string">
            <text:p>0</text:p>
          </table:table-cell>
          <table:table-cell table:style-name="ce5" table:formula="of:=IF([.H$3]&lt;&gt;&quot;.&quot;; MID( IF([.$C8]&gt;=0;BASE([.$C8];2;16);BASE([.$C8] + 2^16;2;16)); 16-[.H$3]; 1);&quot;.&quot;)" office:value-type="string" office:string-value="0" calcext:value-type="string">
            <text:p>0</text:p>
          </table:table-cell>
          <table:table-cell table:style-name="ce5" table:formula="of:=IF([.I$3]&lt;&gt;&quot;.&quot;; MID( IF([.$C8]&gt;=0;BASE([.$C8];2;16);BASE([.$C8] + 2^16;2;16)); 16-[.I$3]; 1);&quot;.&quot;)" office:value-type="string" office:string-value="0" calcext:value-type="string">
            <text:p>0</text:p>
          </table:table-cell>
          <table:table-cell table:style-name="ce5" table:formula="of:=IF([.J$3]&lt;&gt;&quot;.&quot;; MID( IF([.$C8]&gt;=0;BASE([.$C8];2;16);BASE([.$C8] + 2^16;2;16)); 16-[.J$3]; 1);&quot;.&quot;)" office:value-type="string" office:string-value="0" calcext:value-type="string">
            <text:p>0</text:p>
          </table:table-cell>
          <table:table-cell table:style-name="ce5" table:formula="of:=IF([.K$3]&lt;&gt;&quot;.&quot;; MID( IF([.$C8]&gt;=0;BASE([.$C8];2;16);BASE([.$C8] + 2^16;2;16)); 16-[.K$3]; 1);&quot;.&quot;)" office:value-type="string" office:string-value="0" calcext:value-type="string">
            <text:p>0</text:p>
          </table:table-cell>
          <table:table-cell table:style-name="ce5" table:formula="of:=IF([.L$3]&lt;&gt;&quot;.&quot;; MID( IF([.$C8]&gt;=0;BASE([.$C8];2;16);BASE([.$C8] + 2^16;2;16)); 16-[.L$3]; 1);&quot;.&quot;)" office:value-type="string" office:string-value="1" calcext:value-type="string">
            <text:p>1</text:p>
          </table:table-cell>
          <table:table-cell table:style-name="ce5" table:formula="of:=IF([.M$3]&lt;&gt;&quot;.&quot;; MID( IF([.$C8]&gt;=0;BASE([.$C8];2;16);BASE([.$C8] + 2^16;2;16)); 16-[.M$3]; 1);&quot;.&quot;)" office:value-type="string" office:string-value="0" calcext:value-type="string">
            <text:p>0</text:p>
          </table:table-cell>
          <table:table-cell table:style-name="ce5" table:formula="of:=IF([.N$3]&lt;&gt;&quot;.&quot;; MID( IF([.$C8]&gt;=0;BASE([.$C8];2;16);BASE([.$C8] + 2^16;2;16)); 16-[.N$3]; 1);&quot;.&quot;)" office:value-type="string" office:string-value="0" calcext:value-type="string">
            <text:p>0</text:p>
          </table:table-cell>
          <table:table-cell table:style-name="ce5" table:formula="of:=IF([.O$3]&lt;&gt;&quot;.&quot;; MID( IF([.$C8]&gt;=0;BASE([.$C8];2;16);BASE([.$C8] + 2^16;2;16)); 16-[.O$3]; 1);&quot;.&quot;)" office:value-type="string" office:string-value="0" calcext:value-type="string">
            <text:p>0</text:p>
          </table:table-cell>
          <table:table-cell table:style-name="ce5" table:formula="of:=IF([.P$3]&lt;&gt;&quot;.&quot;; MID( IF([.$C8]&gt;=0;BASE([.$C8];2;16);BASE([.$C8] + 2^16;2;16)); 16-[.P$3]; 1);&quot;.&quot;)" office:value-type="string" office:string-value="0" calcext:value-type="string">
            <text:p>0</text:p>
          </table:table-cell>
          <table:table-cell table:style-name="ce5" table:formula="of:=IF([.Q$3]&lt;&gt;&quot;.&quot;; MID( IF([.$C8]&gt;=0;BASE([.$C8];2;16);BASE([.$C8] + 2^16;2;16)); 16-[.Q$3]; 1);&quot;.&quot;)" office:value-type="string" office:string-value="0" calcext:value-type="string">
            <text:p>0</text:p>
          </table:table-cell>
          <table:table-cell table:style-name="ce5" table:formula="of:=IF([.R$3]&lt;&gt;&quot;.&quot;; MID( IF([.$C8]&gt;=0;BASE([.$C8];2;16);BASE([.$C8] + 2^16;2;16)); 16-[.R$3]; 1);&quot;.&quot;)" office:value-type="string" office:string-value="1" calcext:value-type="string">
            <text:p>1</text:p>
          </table:table-cell>
          <table:table-cell table:style-name="ce5" table:formula="of:=IF([.S$3]&lt;&gt;&quot;.&quot;; MID( IF([.$C8]&gt;=0;BASE([.$C8];2;16);BASE([.$C8] + 2^16;2;16)); 16-[.S$3]; 1);&quot;.&quot;)" office:value-type="string" office:string-value="1" calcext:value-type="string">
            <text:p>1</text:p>
          </table:table-cell>
          <table:table-cell table:style-name="ce5" table:formula="of:=IF([.T$3]&lt;&gt;&quot;.&quot;; MID( IF([.$C8]&gt;=0;BASE([.$C8];2;16);BASE([.$C8] + 2^16;2;16)); 16-[.T$3]; 1);&quot;.&quot;)" office:value-type="string" office:string-value="0" calcext:value-type="string">
            <text:p>0</text:p>
          </table:table-cell>
          <table:table-cell table:style-name="ce5" table:formula="of:=IF([.U$3]&lt;&gt;&quot;.&quot;; MID( IF([.$C8]&gt;=0;BASE([.$C8];2;16);BASE([.$C8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string" calcext:value-type="string">
            <text:p>65536 - X4 =</text:p>
          </table:table-cell>
          <table:table-cell table:formula="of:=65536-[.C7]" office:value-type="float" office:value="19146" calcext:value-type="float">
            <text:p>19146</text:p>
          </table:table-cell>
          <table:table-cell/>
          <table:table-cell office:value-type="string" calcext:value-type="string">
            <text:p>B6 =</text:p>
          </table:table-cell>
          <table:table-cell table:style-name="ce5" table:formula="of:=IF([.F$3]&lt;&gt;&quot;.&quot;; MID( IF([.$C9]&gt;=0;BASE([.$C9];2;16);BASE([.$C9] + 2^16;2;16)); 16-[.F$3]; 1);&quot;.&quot;)" office:value-type="string" office:string-value="0" calcext:value-type="string">
            <text:p>0</text:p>
          </table:table-cell>
          <table:table-cell table:style-name="ce5" table:formula="of:=IF([.G$3]&lt;&gt;&quot;.&quot;; MID( IF([.$C9]&gt;=0;BASE([.$C9];2;16);BASE([.$C9] + 2^16;2;16)); 16-[.G$3]; 1);&quot;.&quot;)" office:value-type="string" office:string-value="1" calcext:value-type="string">
            <text:p>1</text:p>
          </table:table-cell>
          <table:table-cell table:style-name="ce5" table:formula="of:=IF([.H$3]&lt;&gt;&quot;.&quot;; MID( IF([.$C9]&gt;=0;BASE([.$C9];2;16);BASE([.$C9] + 2^16;2;16)); 16-[.H$3]; 1);&quot;.&quot;)" office:value-type="string" office:string-value="0" calcext:value-type="string">
            <text:p>0</text:p>
          </table:table-cell>
          <table:table-cell table:style-name="ce5" table:formula="of:=IF([.I$3]&lt;&gt;&quot;.&quot;; MID( IF([.$C9]&gt;=0;BASE([.$C9];2;16);BASE([.$C9] + 2^16;2;16)); 16-[.I$3]; 1);&quot;.&quot;)" office:value-type="string" office:string-value="0" calcext:value-type="string">
            <text:p>0</text:p>
          </table:table-cell>
          <table:table-cell table:style-name="ce5" table:formula="of:=IF([.J$3]&lt;&gt;&quot;.&quot;; MID( IF([.$C9]&gt;=0;BASE([.$C9];2;16);BASE([.$C9] + 2^16;2;16)); 16-[.J$3]; 1);&quot;.&quot;)" office:value-type="string" office:string-value="1" calcext:value-type="string">
            <text:p>1</text:p>
          </table:table-cell>
          <table:table-cell table:style-name="ce5" table:formula="of:=IF([.K$3]&lt;&gt;&quot;.&quot;; MID( IF([.$C9]&gt;=0;BASE([.$C9];2;16);BASE([.$C9] + 2^16;2;16)); 16-[.K$3]; 1);&quot;.&quot;)" office:value-type="string" office:string-value="0" calcext:value-type="string">
            <text:p>0</text:p>
          </table:table-cell>
          <table:table-cell table:style-name="ce5" table:formula="of:=IF([.L$3]&lt;&gt;&quot;.&quot;; MID( IF([.$C9]&gt;=0;BASE([.$C9];2;16);BASE([.$C9] + 2^16;2;16)); 16-[.L$3]; 1);&quot;.&quot;)" office:value-type="string" office:string-value="1" calcext:value-type="string">
            <text:p>1</text:p>
          </table:table-cell>
          <table:table-cell table:style-name="ce5" table:formula="of:=IF([.M$3]&lt;&gt;&quot;.&quot;; MID( IF([.$C9]&gt;=0;BASE([.$C9];2;16);BASE([.$C9] + 2^16;2;16)); 16-[.M$3]; 1);&quot;.&quot;)" office:value-type="string" office:string-value="0" calcext:value-type="string">
            <text:p>0</text:p>
          </table:table-cell>
          <table:table-cell table:style-name="ce5" table:formula="of:=IF([.N$3]&lt;&gt;&quot;.&quot;; MID( IF([.$C9]&gt;=0;BASE([.$C9];2;16);BASE([.$C9] + 2^16;2;16)); 16-[.N$3]; 1);&quot;.&quot;)" office:value-type="string" office:string-value="1" calcext:value-type="string">
            <text:p>1</text:p>
          </table:table-cell>
          <table:table-cell table:style-name="ce5" table:formula="of:=IF([.O$3]&lt;&gt;&quot;.&quot;; MID( IF([.$C9]&gt;=0;BASE([.$C9];2;16);BASE([.$C9] + 2^16;2;16)); 16-[.O$3]; 1);&quot;.&quot;)" office:value-type="string" office:string-value="1" calcext:value-type="string">
            <text:p>1</text:p>
          </table:table-cell>
          <table:table-cell table:style-name="ce5" table:formula="of:=IF([.P$3]&lt;&gt;&quot;.&quot;; MID( IF([.$C9]&gt;=0;BASE([.$C9];2;16);BASE([.$C9] + 2^16;2;16)); 16-[.P$3]; 1);&quot;.&quot;)" office:value-type="string" office:string-value="0" calcext:value-type="string">
            <text:p>0</text:p>
          </table:table-cell>
          <table:table-cell table:style-name="ce5" table:formula="of:=IF([.Q$3]&lt;&gt;&quot;.&quot;; MID( IF([.$C9]&gt;=0;BASE([.$C9];2;16);BASE([.$C9] + 2^16;2;16)); 16-[.Q$3]; 1);&quot;.&quot;)" office:value-type="string" office:string-value="0" calcext:value-type="string">
            <text:p>0</text:p>
          </table:table-cell>
          <table:table-cell table:style-name="ce5" table:formula="of:=IF([.R$3]&lt;&gt;&quot;.&quot;; MID( IF([.$C9]&gt;=0;BASE([.$C9];2;16);BASE([.$C9] + 2^16;2;16)); 16-[.R$3]; 1);&quot;.&quot;)" office:value-type="string" office:string-value="1" calcext:value-type="string">
            <text:p>1</text:p>
          </table:table-cell>
          <table:table-cell table:style-name="ce5" table:formula="of:=IF([.S$3]&lt;&gt;&quot;.&quot;; MID( IF([.$C9]&gt;=0;BASE([.$C9];2;16);BASE([.$C9] + 2^16;2;16)); 16-[.S$3]; 1);&quot;.&quot;)" office:value-type="string" office:string-value="0" calcext:value-type="string">
            <text:p>0</text:p>
          </table:table-cell>
          <table:table-cell table:style-name="ce5" table:formula="of:=IF([.T$3]&lt;&gt;&quot;.&quot;; MID( IF([.$C9]&gt;=0;BASE([.$C9];2;16);BASE([.$C9] + 2^16;2;16)); 16-[.T$3]; 1);&quot;.&quot;)" office:value-type="string" office:string-value="1" calcext:value-type="string">
            <text:p>1</text:p>
          </table:table-cell>
          <table:table-cell table:style-name="ce5" table:formula="of:=IF([.U$3]&lt;&gt;&quot;.&quot;; MID( IF([.$C9]&gt;=0;BASE([.$C9];2;16);BASE([.$C9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string" calcext:value-type="string">
            <text:p>-X1 =</text:p>
          </table:table-cell>
          <table:table-cell table:formula="of:=-[.C4]" office:value-type="float" office:value="-15114" calcext:value-type="float">
            <text:p>-15114</text:p>
          </table:table-cell>
          <table:table-cell/>
          <table:table-cell office:value-type="string" calcext:value-type="string">
            <text:p>B7 =</text:p>
          </table:table-cell>
          <table:table-cell table:style-name="ce6" table:formula="of:=IF([.F$3]&lt;&gt;&quot;.&quot;; MID( IF([.$C10]&gt;=0;BASE([.$C10];2;16);BASE([.$C10] + 2^16;2;16)); 16-[.F$3]; 1);&quot;.&quot;)" office:value-type="string" office:string-value="1" calcext:value-type="string">
            <text:p>1</text:p>
          </table:table-cell>
          <table:table-cell table:style-name="ce6" table:formula="of:=IF([.G$3]&lt;&gt;&quot;.&quot;; MID( IF([.$C10]&gt;=0;BASE([.$C10];2;16);BASE([.$C10] + 2^16;2;16)); 16-[.G$3]; 1);&quot;.&quot;)" office:value-type="string" office:string-value="1" calcext:value-type="string">
            <text:p>1</text:p>
          </table:table-cell>
          <table:table-cell table:style-name="ce6" table:formula="of:=IF([.H$3]&lt;&gt;&quot;.&quot;; MID( IF([.$C10]&gt;=0;BASE([.$C10];2;16);BASE([.$C10] + 2^16;2;16)); 16-[.H$3]; 1);&quot;.&quot;)" office:value-type="string" office:string-value="0" calcext:value-type="string">
            <text:p>0</text:p>
          </table:table-cell>
          <table:table-cell table:style-name="ce6" table:formula="of:=IF([.I$3]&lt;&gt;&quot;.&quot;; MID( IF([.$C10]&gt;=0;BASE([.$C10];2;16);BASE([.$C10] + 2^16;2;16)); 16-[.I$3]; 1);&quot;.&quot;)" office:value-type="string" office:string-value="0" calcext:value-type="string">
            <text:p>0</text:p>
          </table:table-cell>
          <table:table-cell table:style-name="ce6" table:formula="of:=IF([.J$3]&lt;&gt;&quot;.&quot;; MID( IF([.$C10]&gt;=0;BASE([.$C10];2;16);BASE([.$C10] + 2^16;2;16)); 16-[.J$3]; 1);&quot;.&quot;)" office:value-type="string" office:string-value="0" calcext:value-type="string">
            <text:p>0</text:p>
          </table:table-cell>
          <table:table-cell table:style-name="ce6" table:formula="of:=IF([.K$3]&lt;&gt;&quot;.&quot;; MID( IF([.$C10]&gt;=0;BASE([.$C10];2;16);BASE([.$C10] + 2^16;2;16)); 16-[.K$3]; 1);&quot;.&quot;)" office:value-type="string" office:string-value="1" calcext:value-type="string">
            <text:p>1</text:p>
          </table:table-cell>
          <table:table-cell table:style-name="ce6" table:formula="of:=IF([.L$3]&lt;&gt;&quot;.&quot;; MID( IF([.$C10]&gt;=0;BASE([.$C10];2;16);BASE([.$C10] + 2^16;2;16)); 16-[.L$3]; 1);&quot;.&quot;)" office:value-type="string" office:string-value="0" calcext:value-type="string">
            <text:p>0</text:p>
          </table:table-cell>
          <table:table-cell table:style-name="ce6" table:formula="of:=IF([.M$3]&lt;&gt;&quot;.&quot;; MID( IF([.$C10]&gt;=0;BASE([.$C10];2;16);BASE([.$C10] + 2^16;2;16)); 16-[.M$3]; 1);&quot;.&quot;)" office:value-type="string" office:string-value="0" calcext:value-type="string">
            <text:p>0</text:p>
          </table:table-cell>
          <table:table-cell table:style-name="ce6" table:formula="of:=IF([.N$3]&lt;&gt;&quot;.&quot;; MID( IF([.$C10]&gt;=0;BASE([.$C10];2;16);BASE([.$C10] + 2^16;2;16)); 16-[.N$3]; 1);&quot;.&quot;)" office:value-type="string" office:string-value="1" calcext:value-type="string">
            <text:p>1</text:p>
          </table:table-cell>
          <table:table-cell table:style-name="ce6" table:formula="of:=IF([.O$3]&lt;&gt;&quot;.&quot;; MID( IF([.$C10]&gt;=0;BASE([.$C10];2;16);BASE([.$C10] + 2^16;2;16)); 16-[.O$3]; 1);&quot;.&quot;)" office:value-type="string" office:string-value="1" calcext:value-type="string">
            <text:p>1</text:p>
          </table:table-cell>
          <table:table-cell table:style-name="ce6" table:formula="of:=IF([.P$3]&lt;&gt;&quot;.&quot;; MID( IF([.$C10]&gt;=0;BASE([.$C10];2;16);BASE([.$C10] + 2^16;2;16)); 16-[.P$3]; 1);&quot;.&quot;)" office:value-type="string" office:string-value="1" calcext:value-type="string">
            <text:p>1</text:p>
          </table:table-cell>
          <table:table-cell table:style-name="ce6" table:formula="of:=IF([.Q$3]&lt;&gt;&quot;.&quot;; MID( IF([.$C10]&gt;=0;BASE([.$C10];2;16);BASE([.$C10] + 2^16;2;16)); 16-[.Q$3]; 1);&quot;.&quot;)" office:value-type="string" office:string-value="1" calcext:value-type="string">
            <text:p>1</text:p>
          </table:table-cell>
          <table:table-cell table:style-name="ce6" table:formula="of:=IF([.R$3]&lt;&gt;&quot;.&quot;; MID( IF([.$C10]&gt;=0;BASE([.$C10];2;16);BASE([.$C10] + 2^16;2;16)); 16-[.R$3]; 1);&quot;.&quot;)" office:value-type="string" office:string-value="0" calcext:value-type="string">
            <text:p>0</text:p>
          </table:table-cell>
          <table:table-cell table:style-name="ce6" table:formula="of:=IF([.S$3]&lt;&gt;&quot;.&quot;; MID( IF([.$C10]&gt;=0;BASE([.$C10];2;16);BASE([.$C10] + 2^16;2;16)); 16-[.S$3]; 1);&quot;.&quot;)" office:value-type="string" office:string-value="1" calcext:value-type="string">
            <text:p>1</text:p>
          </table:table-cell>
          <table:table-cell table:style-name="ce6" table:formula="of:=IF([.T$3]&lt;&gt;&quot;.&quot;; MID( IF([.$C10]&gt;=0;BASE([.$C10];2;16);BASE([.$C10] + 2^16;2;16)); 16-[.T$3]; 1);&quot;.&quot;)" office:value-type="string" office:string-value="1" calcext:value-type="string">
            <text:p>1</text:p>
          </table:table-cell>
          <table:table-cell table:style-name="ce6" table:formula="of:=IF([.U$3]&lt;&gt;&quot;.&quot;; MID( IF([.$C10]&gt;=0;BASE([.$C10];2;16);BASE([.$C10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string" calcext:value-type="string">
            <text:p>-X2 =</text:p>
          </table:table-cell>
          <table:table-cell table:formula="of:=-[.C5]" office:value-type="float" office:value="-15638" calcext:value-type="float">
            <text:p>-15638</text:p>
          </table:table-cell>
          <table:table-cell/>
          <table:table-cell office:value-type="string" calcext:value-type="string">
            <text:p>B8 =</text:p>
          </table:table-cell>
          <table:table-cell table:style-name="ce6" table:formula="of:=IF([.F$3]&lt;&gt;&quot;.&quot;; MID( IF([.$C11]&gt;=0;BASE([.$C11];2;16);BASE([.$C11] + 2^16;2;16)); 16-[.F$3]; 1);&quot;.&quot;)" office:value-type="string" office:string-value="1" calcext:value-type="string">
            <text:p>1</text:p>
          </table:table-cell>
          <table:table-cell table:style-name="ce6" table:formula="of:=IF([.G$3]&lt;&gt;&quot;.&quot;; MID( IF([.$C11]&gt;=0;BASE([.$C11];2;16);BASE([.$C11] + 2^16;2;16)); 16-[.G$3]; 1);&quot;.&quot;)" office:value-type="string" office:string-value="1" calcext:value-type="string">
            <text:p>1</text:p>
          </table:table-cell>
          <table:table-cell table:style-name="ce6" table:formula="of:=IF([.H$3]&lt;&gt;&quot;.&quot;; MID( IF([.$C11]&gt;=0;BASE([.$C11];2;16);BASE([.$C11] + 2^16;2;16)); 16-[.H$3]; 1);&quot;.&quot;)" office:value-type="string" office:string-value="0" calcext:value-type="string">
            <text:p>0</text:p>
          </table:table-cell>
          <table:table-cell table:style-name="ce6" table:formula="of:=IF([.I$3]&lt;&gt;&quot;.&quot;; MID( IF([.$C11]&gt;=0;BASE([.$C11];2;16);BASE([.$C11] + 2^16;2;16)); 16-[.I$3]; 1);&quot;.&quot;)" office:value-type="string" office:string-value="0" calcext:value-type="string">
            <text:p>0</text:p>
          </table:table-cell>
          <table:table-cell table:style-name="ce6" table:formula="of:=IF([.J$3]&lt;&gt;&quot;.&quot;; MID( IF([.$C11]&gt;=0;BASE([.$C11];2;16);BASE([.$C11] + 2^16;2;16)); 16-[.J$3]; 1);&quot;.&quot;)" office:value-type="string" office:string-value="0" calcext:value-type="string">
            <text:p>0</text:p>
          </table:table-cell>
          <table:table-cell table:style-name="ce6" table:formula="of:=IF([.K$3]&lt;&gt;&quot;.&quot;; MID( IF([.$C11]&gt;=0;BASE([.$C11];2;16);BASE([.$C11] + 2^16;2;16)); 16-[.K$3]; 1);&quot;.&quot;)" office:value-type="string" office:string-value="0" calcext:value-type="string">
            <text:p>0</text:p>
          </table:table-cell>
          <table:table-cell table:style-name="ce6" table:formula="of:=IF([.L$3]&lt;&gt;&quot;.&quot;; MID( IF([.$C11]&gt;=0;BASE([.$C11];2;16);BASE([.$C11] + 2^16;2;16)); 16-[.L$3]; 1);&quot;.&quot;)" office:value-type="string" office:string-value="1" calcext:value-type="string">
            <text:p>1</text:p>
          </table:table-cell>
          <table:table-cell table:style-name="ce6" table:formula="of:=IF([.M$3]&lt;&gt;&quot;.&quot;; MID( IF([.$C11]&gt;=0;BASE([.$C11];2;16);BASE([.$C11] + 2^16;2;16)); 16-[.M$3]; 1);&quot;.&quot;)" office:value-type="string" office:string-value="0" calcext:value-type="string">
            <text:p>0</text:p>
          </table:table-cell>
          <table:table-cell table:style-name="ce6" table:formula="of:=IF([.N$3]&lt;&gt;&quot;.&quot;; MID( IF([.$C11]&gt;=0;BASE([.$C11];2;16);BASE([.$C11] + 2^16;2;16)); 16-[.N$3]; 1);&quot;.&quot;)" office:value-type="string" office:string-value="1" calcext:value-type="string">
            <text:p>1</text:p>
          </table:table-cell>
          <table:table-cell table:style-name="ce6" table:formula="of:=IF([.O$3]&lt;&gt;&quot;.&quot;; MID( IF([.$C11]&gt;=0;BASE([.$C11];2;16);BASE([.$C11] + 2^16;2;16)); 16-[.O$3]; 1);&quot;.&quot;)" office:value-type="string" office:string-value="1" calcext:value-type="string">
            <text:p>1</text:p>
          </table:table-cell>
          <table:table-cell table:style-name="ce6" table:formula="of:=IF([.P$3]&lt;&gt;&quot;.&quot;; MID( IF([.$C11]&gt;=0;BASE([.$C11];2;16);BASE([.$C11] + 2^16;2;16)); 16-[.P$3]; 1);&quot;.&quot;)" office:value-type="string" office:string-value="1" calcext:value-type="string">
            <text:p>1</text:p>
          </table:table-cell>
          <table:table-cell table:style-name="ce6" table:formula="of:=IF([.Q$3]&lt;&gt;&quot;.&quot;; MID( IF([.$C11]&gt;=0;BASE([.$C11];2;16);BASE([.$C11] + 2^16;2;16)); 16-[.Q$3]; 1);&quot;.&quot;)" office:value-type="string" office:string-value="0" calcext:value-type="string">
            <text:p>0</text:p>
          </table:table-cell>
          <table:table-cell table:style-name="ce6" table:formula="of:=IF([.R$3]&lt;&gt;&quot;.&quot;; MID( IF([.$C11]&gt;=0;BASE([.$C11];2;16);BASE([.$C11] + 2^16;2;16)); 16-[.R$3]; 1);&quot;.&quot;)" office:value-type="string" office:string-value="1" calcext:value-type="string">
            <text:p>1</text:p>
          </table:table-cell>
          <table:table-cell table:style-name="ce6" table:formula="of:=IF([.S$3]&lt;&gt;&quot;.&quot;; MID( IF([.$C11]&gt;=0;BASE([.$C11];2;16);BASE([.$C11] + 2^16;2;16)); 16-[.S$3]; 1);&quot;.&quot;)" office:value-type="string" office:string-value="0" calcext:value-type="string">
            <text:p>0</text:p>
          </table:table-cell>
          <table:table-cell table:style-name="ce6" table:formula="of:=IF([.T$3]&lt;&gt;&quot;.&quot;; MID( IF([.$C11]&gt;=0;BASE([.$C11];2;16);BASE([.$C11] + 2^16;2;16)); 16-[.T$3]; 1);&quot;.&quot;)" office:value-type="string" office:string-value="1" calcext:value-type="string">
            <text:p>1</text:p>
          </table:table-cell>
          <table:table-cell table:style-name="ce6" table:formula="of:=IF([.U$3]&lt;&gt;&quot;.&quot;; MID( IF([.$C11]&gt;=0;BASE([.$C11];2;16);BASE([.$C11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string" calcext:value-type="string">
            <text:p>-X3 =</text:p>
          </table:table-cell>
          <table:table-cell table:formula="of:=-[.C6]" office:value-type="float" office:value="-30752" calcext:value-type="float">
            <text:p>-30752</text:p>
          </table:table-cell>
          <table:table-cell/>
          <table:table-cell office:value-type="string" calcext:value-type="string">
            <text:p>B9 =</text:p>
          </table:table-cell>
          <table:table-cell table:style-name="ce6" table:formula="of:=IF([.F$3]&lt;&gt;&quot;.&quot;; MID( IF([.$C12]&gt;=0;BASE([.$C12];2;16);BASE([.$C12] + 2^16;2;16)); 16-[.F$3]; 1);&quot;.&quot;)" office:value-type="string" office:string-value="1" calcext:value-type="string">
            <text:p>1</text:p>
          </table:table-cell>
          <table:table-cell table:style-name="ce6" table:formula="of:=IF([.G$3]&lt;&gt;&quot;.&quot;; MID( IF([.$C12]&gt;=0;BASE([.$C12];2;16);BASE([.$C12] + 2^16;2;16)); 16-[.G$3]; 1);&quot;.&quot;)" office:value-type="string" office:string-value="0" calcext:value-type="string">
            <text:p>0</text:p>
          </table:table-cell>
          <table:table-cell table:style-name="ce6" table:formula="of:=IF([.H$3]&lt;&gt;&quot;.&quot;; MID( IF([.$C12]&gt;=0;BASE([.$C12];2;16);BASE([.$C12] + 2^16;2;16)); 16-[.H$3]; 1);&quot;.&quot;)" office:value-type="string" office:string-value="0" calcext:value-type="string">
            <text:p>0</text:p>
          </table:table-cell>
          <table:table-cell table:style-name="ce6" table:formula="of:=IF([.I$3]&lt;&gt;&quot;.&quot;; MID( IF([.$C12]&gt;=0;BASE([.$C12];2;16);BASE([.$C12] + 2^16;2;16)); 16-[.I$3]; 1);&quot;.&quot;)" office:value-type="string" office:string-value="0" calcext:value-type="string">
            <text:p>0</text:p>
          </table:table-cell>
          <table:table-cell table:style-name="ce6" table:formula="of:=IF([.J$3]&lt;&gt;&quot;.&quot;; MID( IF([.$C12]&gt;=0;BASE([.$C12];2;16);BASE([.$C12] + 2^16;2;16)); 16-[.J$3]; 1);&quot;.&quot;)" office:value-type="string" office:string-value="0" calcext:value-type="string">
            <text:p>0</text:p>
          </table:table-cell>
          <table:table-cell table:style-name="ce6" table:formula="of:=IF([.K$3]&lt;&gt;&quot;.&quot;; MID( IF([.$C12]&gt;=0;BASE([.$C12];2;16);BASE([.$C12] + 2^16;2;16)); 16-[.K$3]; 1);&quot;.&quot;)" office:value-type="string" office:string-value="1" calcext:value-type="string">
            <text:p>1</text:p>
          </table:table-cell>
          <table:table-cell table:style-name="ce6" table:formula="of:=IF([.L$3]&lt;&gt;&quot;.&quot;; MID( IF([.$C12]&gt;=0;BASE([.$C12];2;16);BASE([.$C12] + 2^16;2;16)); 16-[.L$3]; 1);&quot;.&quot;)" office:value-type="string" office:string-value="1" calcext:value-type="string">
            <text:p>1</text:p>
          </table:table-cell>
          <table:table-cell table:style-name="ce6" table:formula="of:=IF([.M$3]&lt;&gt;&quot;.&quot;; MID( IF([.$C12]&gt;=0;BASE([.$C12];2;16);BASE([.$C12] + 2^16;2;16)); 16-[.M$3]; 1);&quot;.&quot;)" office:value-type="string" office:string-value="1" calcext:value-type="string">
            <text:p>1</text:p>
          </table:table-cell>
          <table:table-cell table:style-name="ce6" table:formula="of:=IF([.N$3]&lt;&gt;&quot;.&quot;; MID( IF([.$C12]&gt;=0;BASE([.$C12];2;16);BASE([.$C12] + 2^16;2;16)); 16-[.N$3]; 1);&quot;.&quot;)" office:value-type="string" office:string-value="1" calcext:value-type="string">
            <text:p>1</text:p>
          </table:table-cell>
          <table:table-cell table:style-name="ce6" table:formula="of:=IF([.O$3]&lt;&gt;&quot;.&quot;; MID( IF([.$C12]&gt;=0;BASE([.$C12];2;16);BASE([.$C12] + 2^16;2;16)); 16-[.O$3]; 1);&quot;.&quot;)" office:value-type="string" office:string-value="1" calcext:value-type="string">
            <text:p>1</text:p>
          </table:table-cell>
          <table:table-cell table:style-name="ce6" table:formula="of:=IF([.P$3]&lt;&gt;&quot;.&quot;; MID( IF([.$C12]&gt;=0;BASE([.$C12];2;16);BASE([.$C12] + 2^16;2;16)); 16-[.P$3]; 1);&quot;.&quot;)" office:value-type="string" office:string-value="1" calcext:value-type="string">
            <text:p>1</text:p>
          </table:table-cell>
          <table:table-cell table:style-name="ce6" table:formula="of:=IF([.Q$3]&lt;&gt;&quot;.&quot;; MID( IF([.$C12]&gt;=0;BASE([.$C12];2;16);BASE([.$C12] + 2^16;2;16)); 16-[.Q$3]; 1);&quot;.&quot;)" office:value-type="string" office:string-value="0" calcext:value-type="string">
            <text:p>0</text:p>
          </table:table-cell>
          <table:table-cell table:style-name="ce6" table:formula="of:=IF([.R$3]&lt;&gt;&quot;.&quot;; MID( IF([.$C12]&gt;=0;BASE([.$C12];2;16);BASE([.$C12] + 2^16;2;16)); 16-[.R$3]; 1);&quot;.&quot;)" office:value-type="string" office:string-value="0" calcext:value-type="string">
            <text:p>0</text:p>
          </table:table-cell>
          <table:table-cell table:style-name="ce6" table:formula="of:=IF([.S$3]&lt;&gt;&quot;.&quot;; MID( IF([.$C12]&gt;=0;BASE([.$C12];2;16);BASE([.$C12] + 2^16;2;16)); 16-[.S$3]; 1);&quot;.&quot;)" office:value-type="string" office:string-value="0" calcext:value-type="string">
            <text:p>0</text:p>
          </table:table-cell>
          <table:table-cell table:style-name="ce6" table:formula="of:=IF([.T$3]&lt;&gt;&quot;.&quot;; MID( IF([.$C12]&gt;=0;BASE([.$C12];2;16);BASE([.$C12] + 2^16;2;16)); 16-[.T$3]; 1);&quot;.&quot;)" office:value-type="string" office:string-value="0" calcext:value-type="string">
            <text:p>0</text:p>
          </table:table-cell>
          <table:table-cell table:style-name="ce6" table:formula="of:=IF([.U$3]&lt;&gt;&quot;.&quot;; MID( IF([.$C12]&gt;=0;BASE([.$C12];2;16);BASE([.$C12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string" calcext:value-type="string">
            <text:p>-X4 =</text:p>
          </table:table-cell>
          <table:table-cell table:formula="of:=-[.C7]" office:value-type="float" office:value="-46390" calcext:value-type="float">
            <text:p>-46390</text:p>
          </table:table-cell>
          <table:table-cell/>
          <table:table-cell office:value-type="string" calcext:value-type="string">
            <text:p>B10 =</text:p>
          </table:table-cell>
          <table:table-cell table:style-name="ce6" table:formula="of:=IF([.F$3]&lt;&gt;&quot;.&quot;; MID( IF([.$C13]&gt;=0;BASE([.$C13];2;16);BASE([.$C13] + 2^16;2;16)); 16-[.F$3]; 1);&quot;.&quot;)" office:value-type="string" office:string-value="0" calcext:value-type="string">
            <text:p>0</text:p>
          </table:table-cell>
          <table:table-cell table:style-name="ce6" table:formula="of:=IF([.G$3]&lt;&gt;&quot;.&quot;; MID( IF([.$C13]&gt;=0;BASE([.$C13];2;16);BASE([.$C13] + 2^16;2;16)); 16-[.G$3]; 1);&quot;.&quot;)" office:value-type="string" office:string-value="1" calcext:value-type="string">
            <text:p>1</text:p>
          </table:table-cell>
          <table:table-cell table:style-name="ce6" table:formula="of:=IF([.H$3]&lt;&gt;&quot;.&quot;; MID( IF([.$C13]&gt;=0;BASE([.$C13];2;16);BASE([.$C13] + 2^16;2;16)); 16-[.H$3]; 1);&quot;.&quot;)" office:value-type="string" office:string-value="0" calcext:value-type="string">
            <text:p>0</text:p>
          </table:table-cell>
          <table:table-cell table:style-name="ce6" table:formula="of:=IF([.I$3]&lt;&gt;&quot;.&quot;; MID( IF([.$C13]&gt;=0;BASE([.$C13];2;16);BASE([.$C13] + 2^16;2;16)); 16-[.I$3]; 1);&quot;.&quot;)" office:value-type="string" office:string-value="0" calcext:value-type="string">
            <text:p>0</text:p>
          </table:table-cell>
          <table:table-cell table:style-name="ce6" table:formula="of:=IF([.J$3]&lt;&gt;&quot;.&quot;; MID( IF([.$C13]&gt;=0;BASE([.$C13];2;16);BASE([.$C13] + 2^16;2;16)); 16-[.J$3]; 1);&quot;.&quot;)" office:value-type="string" office:string-value="1" calcext:value-type="string">
            <text:p>1</text:p>
          </table:table-cell>
          <table:table-cell table:style-name="ce6" table:formula="of:=IF([.K$3]&lt;&gt;&quot;.&quot;; MID( IF([.$C13]&gt;=0;BASE([.$C13];2;16);BASE([.$C13] + 2^16;2;16)); 16-[.K$3]; 1);&quot;.&quot;)" office:value-type="string" office:string-value="0" calcext:value-type="string">
            <text:p>0</text:p>
          </table:table-cell>
          <table:table-cell table:style-name="ce6" table:formula="of:=IF([.L$3]&lt;&gt;&quot;.&quot;; MID( IF([.$C13]&gt;=0;BASE([.$C13];2;16);BASE([.$C13] + 2^16;2;16)); 16-[.L$3]; 1);&quot;.&quot;)" office:value-type="string" office:string-value="1" calcext:value-type="string">
            <text:p>1</text:p>
          </table:table-cell>
          <table:table-cell table:style-name="ce6" table:formula="of:=IF([.M$3]&lt;&gt;&quot;.&quot;; MID( IF([.$C13]&gt;=0;BASE([.$C13];2;16);BASE([.$C13] + 2^16;2;16)); 16-[.M$3]; 1);&quot;.&quot;)" office:value-type="string" office:string-value="0" calcext:value-type="string">
            <text:p>0</text:p>
          </table:table-cell>
          <table:table-cell table:style-name="ce6" table:formula="of:=IF([.N$3]&lt;&gt;&quot;.&quot;; MID( IF([.$C13]&gt;=0;BASE([.$C13];2;16);BASE([.$C13] + 2^16;2;16)); 16-[.N$3]; 1);&quot;.&quot;)" office:value-type="string" office:string-value="1" calcext:value-type="string">
            <text:p>1</text:p>
          </table:table-cell>
          <table:table-cell table:style-name="ce6" table:formula="of:=IF([.O$3]&lt;&gt;&quot;.&quot;; MID( IF([.$C13]&gt;=0;BASE([.$C13];2;16);BASE([.$C13] + 2^16;2;16)); 16-[.O$3]; 1);&quot;.&quot;)" office:value-type="string" office:string-value="1" calcext:value-type="string">
            <text:p>1</text:p>
          </table:table-cell>
          <table:table-cell table:style-name="ce6" table:formula="of:=IF([.P$3]&lt;&gt;&quot;.&quot;; MID( IF([.$C13]&gt;=0;BASE([.$C13];2;16);BASE([.$C13] + 2^16;2;16)); 16-[.P$3]; 1);&quot;.&quot;)" office:value-type="string" office:string-value="0" calcext:value-type="string">
            <text:p>0</text:p>
          </table:table-cell>
          <table:table-cell table:style-name="ce6" table:formula="of:=IF([.Q$3]&lt;&gt;&quot;.&quot;; MID( IF([.$C13]&gt;=0;BASE([.$C13];2;16);BASE([.$C13] + 2^16;2;16)); 16-[.Q$3]; 1);&quot;.&quot;)" office:value-type="string" office:string-value="0" calcext:value-type="string">
            <text:p>0</text:p>
          </table:table-cell>
          <table:table-cell table:style-name="ce6" table:formula="of:=IF([.R$3]&lt;&gt;&quot;.&quot;; MID( IF([.$C13]&gt;=0;BASE([.$C13];2;16);BASE([.$C13] + 2^16;2;16)); 16-[.R$3]; 1);&quot;.&quot;)" office:value-type="string" office:string-value="1" calcext:value-type="string">
            <text:p>1</text:p>
          </table:table-cell>
          <table:table-cell table:style-name="ce6" table:formula="of:=IF([.S$3]&lt;&gt;&quot;.&quot;; MID( IF([.$C13]&gt;=0;BASE([.$C13];2;16);BASE([.$C13] + 2^16;2;16)); 16-[.S$3]; 1);&quot;.&quot;)" office:value-type="string" office:string-value="0" calcext:value-type="string">
            <text:p>0</text:p>
          </table:table-cell>
          <table:table-cell table:style-name="ce6" table:formula="of:=IF([.T$3]&lt;&gt;&quot;.&quot;; MID( IF([.$C13]&gt;=0;BASE([.$C13];2;16);BASE([.$C13] + 2^16;2;16)); 16-[.T$3]; 1);&quot;.&quot;)" office:value-type="string" office:string-value="1" calcext:value-type="string">
            <text:p>1</text:p>
          </table:table-cell>
          <table:table-cell table:style-name="ce6" table:formula="of:=IF([.U$3]&lt;&gt;&quot;.&quot;; MID( IF([.$C13]&gt;=0;BASE([.$C13];2;16);BASE([.$C13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string" calcext:value-type="string">
            <text:p>-X5 =</text:p>
          </table:table-cell>
          <table:table-cell table:formula="of:=-[.C8]" office:value-type="float" office:value="-524" calcext:value-type="float">
            <text:p>-524</text:p>
          </table:table-cell>
          <table:table-cell/>
          <table:table-cell office:value-type="string" calcext:value-type="string">
            <text:p>B11 =</text:p>
          </table:table-cell>
          <table:table-cell table:style-name="ce6" table:formula="of:=IF([.F$3]&lt;&gt;&quot;.&quot;; MID( IF([.$C14]&gt;=0;BASE([.$C14];2;16);BASE([.$C14] + 2^16;2;16)); 16-[.F$3]; 1);&quot;.&quot;)" office:value-type="string" office:string-value="1" calcext:value-type="string">
            <text:p>1</text:p>
          </table:table-cell>
          <table:table-cell table:style-name="ce6" table:formula="of:=IF([.G$3]&lt;&gt;&quot;.&quot;; MID( IF([.$C14]&gt;=0;BASE([.$C14];2;16);BASE([.$C14] + 2^16;2;16)); 16-[.G$3]; 1);&quot;.&quot;)" office:value-type="string" office:string-value="1" calcext:value-type="string">
            <text:p>1</text:p>
          </table:table-cell>
          <table:table-cell table:style-name="ce6" table:formula="of:=IF([.H$3]&lt;&gt;&quot;.&quot;; MID( IF([.$C14]&gt;=0;BASE([.$C14];2;16);BASE([.$C14] + 2^16;2;16)); 16-[.H$3]; 1);&quot;.&quot;)" office:value-type="string" office:string-value="1" calcext:value-type="string">
            <text:p>1</text:p>
          </table:table-cell>
          <table:table-cell table:style-name="ce6" table:formula="of:=IF([.I$3]&lt;&gt;&quot;.&quot;; MID( IF([.$C14]&gt;=0;BASE([.$C14];2;16);BASE([.$C14] + 2^16;2;16)); 16-[.I$3]; 1);&quot;.&quot;)" office:value-type="string" office:string-value="1" calcext:value-type="string">
            <text:p>1</text:p>
          </table:table-cell>
          <table:table-cell table:style-name="ce6" table:formula="of:=IF([.J$3]&lt;&gt;&quot;.&quot;; MID( IF([.$C14]&gt;=0;BASE([.$C14];2;16);BASE([.$C14] + 2^16;2;16)); 16-[.J$3]; 1);&quot;.&quot;)" office:value-type="string" office:string-value="1" calcext:value-type="string">
            <text:p>1</text:p>
          </table:table-cell>
          <table:table-cell table:style-name="ce6" table:formula="of:=IF([.K$3]&lt;&gt;&quot;.&quot;; MID( IF([.$C14]&gt;=0;BASE([.$C14];2;16);BASE([.$C14] + 2^16;2;16)); 16-[.K$3]; 1);&quot;.&quot;)" office:value-type="string" office:string-value="1" calcext:value-type="string">
            <text:p>1</text:p>
          </table:table-cell>
          <table:table-cell table:style-name="ce6" table:formula="of:=IF([.L$3]&lt;&gt;&quot;.&quot;; MID( IF([.$C14]&gt;=0;BASE([.$C14];2;16);BASE([.$C14] + 2^16;2;16)); 16-[.L$3]; 1);&quot;.&quot;)" office:value-type="string" office:string-value="0" calcext:value-type="string">
            <text:p>0</text:p>
          </table:table-cell>
          <table:table-cell table:style-name="ce6" table:formula="of:=IF([.M$3]&lt;&gt;&quot;.&quot;; MID( IF([.$C14]&gt;=0;BASE([.$C14];2;16);BASE([.$C14] + 2^16;2;16)); 16-[.M$3]; 1);&quot;.&quot;)" office:value-type="string" office:string-value="1" calcext:value-type="string">
            <text:p>1</text:p>
          </table:table-cell>
          <table:table-cell table:style-name="ce6" table:formula="of:=IF([.N$3]&lt;&gt;&quot;.&quot;; MID( IF([.$C14]&gt;=0;BASE([.$C14];2;16);BASE([.$C14] + 2^16;2;16)); 16-[.N$3]; 1);&quot;.&quot;)" office:value-type="string" office:string-value="1" calcext:value-type="string">
            <text:p>1</text:p>
          </table:table-cell>
          <table:table-cell table:style-name="ce6" table:formula="of:=IF([.O$3]&lt;&gt;&quot;.&quot;; MID( IF([.$C14]&gt;=0;BASE([.$C14];2;16);BASE([.$C14] + 2^16;2;16)); 16-[.O$3]; 1);&quot;.&quot;)" office:value-type="string" office:string-value="1" calcext:value-type="string">
            <text:p>1</text:p>
          </table:table-cell>
          <table:table-cell table:style-name="ce6" table:formula="of:=IF([.P$3]&lt;&gt;&quot;.&quot;; MID( IF([.$C14]&gt;=0;BASE([.$C14];2;16);BASE([.$C14] + 2^16;2;16)); 16-[.P$3]; 1);&quot;.&quot;)" office:value-type="string" office:string-value="1" calcext:value-type="string">
            <text:p>1</text:p>
          </table:table-cell>
          <table:table-cell table:style-name="ce6" table:formula="of:=IF([.Q$3]&lt;&gt;&quot;.&quot;; MID( IF([.$C14]&gt;=0;BASE([.$C14];2;16);BASE([.$C14] + 2^16;2;16)); 16-[.Q$3]; 1);&quot;.&quot;)" office:value-type="string" office:string-value="1" calcext:value-type="string">
            <text:p>1</text:p>
          </table:table-cell>
          <table:table-cell table:style-name="ce6" table:formula="of:=IF([.R$3]&lt;&gt;&quot;.&quot;; MID( IF([.$C14]&gt;=0;BASE([.$C14];2;16);BASE([.$C14] + 2^16;2;16)); 16-[.R$3]; 1);&quot;.&quot;)" office:value-type="string" office:string-value="0" calcext:value-type="string">
            <text:p>0</text:p>
          </table:table-cell>
          <table:table-cell table:style-name="ce6" table:formula="of:=IF([.S$3]&lt;&gt;&quot;.&quot;; MID( IF([.$C14]&gt;=0;BASE([.$C14];2;16);BASE([.$C14] + 2^16;2;16)); 16-[.S$3]; 1);&quot;.&quot;)" office:value-type="string" office:string-value="1" calcext:value-type="string">
            <text:p>1</text:p>
          </table:table-cell>
          <table:table-cell table:style-name="ce6" table:formula="of:=IF([.T$3]&lt;&gt;&quot;.&quot;; MID( IF([.$C14]&gt;=0;BASE([.$C14];2;16);BASE([.$C14] + 2^16;2;16)); 16-[.T$3]; 1);&quot;.&quot;)" office:value-type="string" office:string-value="0" calcext:value-type="string">
            <text:p>0</text:p>
          </table:table-cell>
          <table:table-cell table:style-name="ce6" table:formula="of:=IF([.U$3]&lt;&gt;&quot;.&quot;; MID( IF([.$C14]&gt;=0;BASE([.$C14];2;16);BASE([.$C14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string" calcext:value-type="string">
            <text:p>-X6 =</text:p>
          </table:table-cell>
          <table:table-cell table:formula="of:=-[.C9]" office:value-type="float" office:value="-19146" calcext:value-type="float">
            <text:p>-19146</text:p>
          </table:table-cell>
          <table:table-cell/>
          <table:table-cell office:value-type="string" calcext:value-type="string">
            <text:p>B12 =</text:p>
          </table:table-cell>
          <table:table-cell table:style-name="ce6" table:formula="of:=IF([.F$3]&lt;&gt;&quot;.&quot;; MID( IF([.$C15]&gt;=0;BASE([.$C15];2;16);BASE([.$C15] + 2^16;2;16)); 16-[.F$3]; 1);&quot;.&quot;)" office:value-type="string" office:string-value="1" calcext:value-type="string">
            <text:p>1</text:p>
          </table:table-cell>
          <table:table-cell table:style-name="ce6" table:formula="of:=IF([.G$3]&lt;&gt;&quot;.&quot;; MID( IF([.$C15]&gt;=0;BASE([.$C15];2;16);BASE([.$C15] + 2^16;2;16)); 16-[.G$3]; 1);&quot;.&quot;)" office:value-type="string" office:string-value="0" calcext:value-type="string">
            <text:p>0</text:p>
          </table:table-cell>
          <table:table-cell table:style-name="ce6" table:formula="of:=IF([.H$3]&lt;&gt;&quot;.&quot;; MID( IF([.$C15]&gt;=0;BASE([.$C15];2;16);BASE([.$C15] + 2^16;2;16)); 16-[.H$3]; 1);&quot;.&quot;)" office:value-type="string" office:string-value="1" calcext:value-type="string">
            <text:p>1</text:p>
          </table:table-cell>
          <table:table-cell table:style-name="ce6" table:formula="of:=IF([.I$3]&lt;&gt;&quot;.&quot;; MID( IF([.$C15]&gt;=0;BASE([.$C15];2;16);BASE([.$C15] + 2^16;2;16)); 16-[.I$3]; 1);&quot;.&quot;)" office:value-type="string" office:string-value="1" calcext:value-type="string">
            <text:p>1</text:p>
          </table:table-cell>
          <table:table-cell table:style-name="ce6" table:formula="of:=IF([.J$3]&lt;&gt;&quot;.&quot;; MID( IF([.$C15]&gt;=0;BASE([.$C15];2;16);BASE([.$C15] + 2^16;2;16)); 16-[.J$3]; 1);&quot;.&quot;)" office:value-type="string" office:string-value="0" calcext:value-type="string">
            <text:p>0</text:p>
          </table:table-cell>
          <table:table-cell table:style-name="ce6" table:formula="of:=IF([.K$3]&lt;&gt;&quot;.&quot;; MID( IF([.$C15]&gt;=0;BASE([.$C15];2;16);BASE([.$C15] + 2^16;2;16)); 16-[.K$3]; 1);&quot;.&quot;)" office:value-type="string" office:string-value="1" calcext:value-type="string">
            <text:p>1</text:p>
          </table:table-cell>
          <table:table-cell table:style-name="ce6" table:formula="of:=IF([.L$3]&lt;&gt;&quot;.&quot;; MID( IF([.$C15]&gt;=0;BASE([.$C15];2;16);BASE([.$C15] + 2^16;2;16)); 16-[.L$3]; 1);&quot;.&quot;)" office:value-type="string" office:string-value="0" calcext:value-type="string">
            <text:p>0</text:p>
          </table:table-cell>
          <table:table-cell table:style-name="ce6" table:formula="of:=IF([.M$3]&lt;&gt;&quot;.&quot;; MID( IF([.$C15]&gt;=0;BASE([.$C15];2;16);BASE([.$C15] + 2^16;2;16)); 16-[.M$3]; 1);&quot;.&quot;)" office:value-type="string" office:string-value="1" calcext:value-type="string">
            <text:p>1</text:p>
          </table:table-cell>
          <table:table-cell table:style-name="ce6" table:formula="of:=IF([.N$3]&lt;&gt;&quot;.&quot;; MID( IF([.$C15]&gt;=0;BASE([.$C15];2;16);BASE([.$C15] + 2^16;2;16)); 16-[.N$3]; 1);&quot;.&quot;)" office:value-type="string" office:string-value="0" calcext:value-type="string">
            <text:p>0</text:p>
          </table:table-cell>
          <table:table-cell table:style-name="ce6" table:formula="of:=IF([.O$3]&lt;&gt;&quot;.&quot;; MID( IF([.$C15]&gt;=0;BASE([.$C15];2;16);BASE([.$C15] + 2^16;2;16)); 16-[.O$3]; 1);&quot;.&quot;)" office:value-type="string" office:string-value="0" calcext:value-type="string">
            <text:p>0</text:p>
          </table:table-cell>
          <table:table-cell table:style-name="ce6" table:formula="of:=IF([.P$3]&lt;&gt;&quot;.&quot;; MID( IF([.$C15]&gt;=0;BASE([.$C15];2;16);BASE([.$C15] + 2^16;2;16)); 16-[.P$3]; 1);&quot;.&quot;)" office:value-type="string" office:string-value="1" calcext:value-type="string">
            <text:p>1</text:p>
          </table:table-cell>
          <table:table-cell table:style-name="ce6" table:formula="of:=IF([.Q$3]&lt;&gt;&quot;.&quot;; MID( IF([.$C15]&gt;=0;BASE([.$C15];2;16);BASE([.$C15] + 2^16;2;16)); 16-[.Q$3]; 1);&quot;.&quot;)" office:value-type="string" office:string-value="1" calcext:value-type="string">
            <text:p>1</text:p>
          </table:table-cell>
          <table:table-cell table:style-name="ce6" table:formula="of:=IF([.R$3]&lt;&gt;&quot;.&quot;; MID( IF([.$C15]&gt;=0;BASE([.$C15];2;16);BASE([.$C15] + 2^16;2;16)); 16-[.R$3]; 1);&quot;.&quot;)" office:value-type="string" office:string-value="0" calcext:value-type="string">
            <text:p>0</text:p>
          </table:table-cell>
          <table:table-cell table:style-name="ce6" table:formula="of:=IF([.S$3]&lt;&gt;&quot;.&quot;; MID( IF([.$C15]&gt;=0;BASE([.$C15];2;16);BASE([.$C15] + 2^16;2;16)); 16-[.S$3]; 1);&quot;.&quot;)" office:value-type="string" office:string-value="1" calcext:value-type="string">
            <text:p>1</text:p>
          </table:table-cell>
          <table:table-cell table:style-name="ce6" table:formula="of:=IF([.T$3]&lt;&gt;&quot;.&quot;; MID( IF([.$C15]&gt;=0;BASE([.$C15];2;16);BASE([.$C15] + 2^16;2;16)); 16-[.T$3]; 1);&quot;.&quot;)" office:value-type="string" office:string-value="1" calcext:value-type="string">
            <text:p>1</text:p>
          </table:table-cell>
          <table:table-cell table:style-name="ce6" table:formula="of:=IF([.U$3]&lt;&gt;&quot;.&quot;; MID( IF([.$C15]&gt;=0;BASE([.$C15];2;16);BASE([.$C15] + 2^16;2;16)); 16-[.U$3]; 1);&quot;.&quot;)" office:value-type="string" office:string-value="0" calcext:value-type="string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20]+ [.F21]+ [.G19];2)" office:value-type="float" office:value="0" calcext:value-type="float">
            <text:p>0</text:p>
          </table:table-cell>
          <table:table-cell table:style-name="ce6" table:formula="of:=QUOTIENT([.G20]+ [.G21]+ [.H19];2)" office:value-type="float" office:value="0" calcext:value-type="float">
            <text:p>0</text:p>
          </table:table-cell>
          <table:table-cell table:style-name="ce6" table:formula="of:=QUOTIENT([.H20]+ [.H21]+ [.I19];2)" office:value-type="float" office:value="1" calcext:value-type="float">
            <text:p>1</text:p>
          </table:table-cell>
          <table:table-cell table:style-name="ce6" table:formula="of:=QUOTIENT([.I20]+ [.I21]+ [.J19];2)" office:value-type="float" office:value="1" calcext:value-type="float">
            <text:p>1</text:p>
          </table:table-cell>
          <table:table-cell table:style-name="ce6" table:formula="of:=QUOTIENT([.J20]+ [.J21]+ [.K19];2)" office:value-type="float" office:value="1" calcext:value-type="float">
            <text:p>1</text:p>
          </table:table-cell>
          <table:table-cell table:style-name="ce6" table:formula="of:=QUOTIENT([.K20]+ [.K21]+ [.L19];2)" office:value-type="float" office:value="1" calcext:value-type="float">
            <text:p>1</text:p>
          </table:table-cell>
          <table:table-cell table:style-name="ce6" table:formula="of:=QUOTIENT([.L20]+ [.L21]+ [.M19];2)" office:value-type="float" office:value="1" calcext:value-type="float">
            <text:p>1</text:p>
          </table:table-cell>
          <table:table-cell table:style-name="ce6" table:formula="of:=QUOTIENT([.M20]+ [.M21]+ [.N19];2)" office:value-type="float" office:value="1" calcext:value-type="float">
            <text:p>1</text:p>
          </table:table-cell>
          <table:table-cell table:style-name="ce6" table:formula="of:=QUOTIENT([.N20]+ [.N21]+ [.O19];2)" office:value-type="float" office:value="0" calcext:value-type="float">
            <text:p>0</text:p>
          </table:table-cell>
          <table:table-cell table:style-name="ce6" table:formula="of:=QUOTIENT([.O20]+ [.O21]+ [.P19];2)" office:value-type="float" office:value="0" calcext:value-type="float">
            <text:p>0</text:p>
          </table:table-cell>
          <table:table-cell table:style-name="ce6" table:formula="of:=QUOTIENT([.P20]+ [.P21]+ [.Q19];2)" office:value-type="float" office:value="0" calcext:value-type="float">
            <text:p>0</text:p>
          </table:table-cell>
          <table:table-cell table:style-name="ce6" table:formula="of:=QUOTIENT([.Q20]+ [.Q21]+ [.R19];2)" office:value-type="float" office:value="1" calcext:value-type="float">
            <text:p>1</text:p>
          </table:table-cell>
          <table:table-cell table:style-name="ce6" table:formula="of:=QUOTIENT([.R20]+ [.R21]+ [.S19];2)" office:value-type="float" office:value="1" calcext:value-type="float">
            <text:p>1</text:p>
          </table:table-cell>
          <table:table-cell table:style-name="ce6" table:formula="of:=QUOTIENT([.S20]+ [.S21]+ [.T19];2)" office:value-type="float" office:value="1" calcext:value-type="float">
            <text:p>1</text:p>
          </table:table-cell>
          <table:table-cell table:style-name="ce6" table:formula="of:=QUOTIENT([.T20]+ [.T21]+ [.U19];2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1</text:p>
          </table:table-cell>
          <table:table-cell table:style-name="ce1"/>
          <table:table-cell table:style-name="ce7" table:formula="of:=[.F4]" office:value-type="string" office:string-value="0" calcext:value-type="string">
            <text:p>0</text:p>
          </table:table-cell>
          <table:table-cell table:style-name="ce7" table:formula="of:=[.G4]" office:value-type="string" office:string-value="0" calcext:value-type="string">
            <text:p>0</text:p>
          </table:table-cell>
          <table:table-cell table:style-name="ce7" table:formula="of:=[.H4]" office:value-type="string" office:string-value="1" calcext:value-type="string">
            <text:p>1</text:p>
          </table:table-cell>
          <table:table-cell table:style-name="ce7" table:formula="of:=[.I4]" office:value-type="string" office:string-value="1" calcext:value-type="string">
            <text:p>1</text:p>
          </table:table-cell>
          <table:table-cell table:style-name="ce7" table:formula="of:=[.J4]" office:value-type="string" office:string-value="1" calcext:value-type="string">
            <text:p>1</text:p>
          </table:table-cell>
          <table:table-cell table:style-name="ce7" table:formula="of:=[.K4]" office:value-type="string" office:string-value="0" calcext:value-type="string">
            <text:p>0</text:p>
          </table:table-cell>
          <table:table-cell table:style-name="ce7" table:formula="of:=[.L4]" office:value-type="string" office:string-value="1" calcext:value-type="string">
            <text:p>1</text:p>
          </table:table-cell>
          <table:table-cell table:style-name="ce7" table:formula="of:=[.M4]" office:value-type="string" office:string-value="1" calcext:value-type="string">
            <text:p>1</text:p>
          </table:table-cell>
          <table:table-cell table:style-name="ce7" table:formula="of:=[.N4]" office:value-type="string" office:string-value="0" calcext:value-type="string">
            <text:p>0</text:p>
          </table:table-cell>
          <table:table-cell table:style-name="ce7" table:formula="of:=[.O4]" office:value-type="string" office:string-value="0" calcext:value-type="string">
            <text:p>0</text:p>
          </table:table-cell>
          <table:table-cell table:style-name="ce7" table:formula="of:=[.P4]" office:value-type="string" office:string-value="0" calcext:value-type="string">
            <text:p>0</text:p>
          </table:table-cell>
          <table:table-cell table:style-name="ce7" table:formula="of:=[.Q4]" office:value-type="string" office:string-value="0" calcext:value-type="string">
            <text:p>0</text:p>
          </table:table-cell>
          <table:table-cell table:style-name="ce7" table:formula="of:=[.R4]" office:value-type="string" office:string-value="1" calcext:value-type="string">
            <text:p>1</text:p>
          </table:table-cell>
          <table:table-cell table:style-name="ce7" table:formula="of:=[.S4]" office:value-type="string" office:string-value="0" calcext:value-type="string">
            <text:p>0</text:p>
          </table:table-cell>
          <table:table-cell table:style-name="ce7" table:formula="of:=[.T4]" office:value-type="string" office:string-value="1" calcext:value-type="string">
            <text:p>1</text:p>
          </table:table-cell>
          <table:table-cell table:style-name="ce7" table:formula="of:=[.U4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1</text:p>
          </table:table-cell>
          <table:table-cell table:formula="of:=&quot;При сложении &quot;&amp;IF([.F20]=[.F21];IF([.F20]=&quot;0&quot;;&quot;двух положительных&quot;;&quot;двух отрицательных&quot;);IF([.F20]=&quot;0&quot;;&quot;положительного и отрицательного&quot;;&quot;отрицательного и положительного&quot;)) &amp;&quot; получено &quot; &amp;IF([.F22]=0; &quot;положительное число.&quot;;&quot;отрицательное число.&quot;) &amp;&quot; Результат выполениеия операции &quot; &amp;IF(AND([.W22]=[.AA22]; [.U24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двух положительных получено положительное число. Результат выполениеия операции верный и коректный, сопадает с суммой десятичных эквивалентов. " calcext:value-type="string">
            <text:p>При сложении двух положительных получено положительное число. Результат выполениеия операции верный и коректный, сопадает с суммой десятичных эквивалентов.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2</text:p>
          </table:table-cell>
          <table:table-cell table:style-name="ce1"/>
          <table:table-cell table:style-name="ce8" table:formula="of:=[.F5]" office:value-type="string" office:string-value="0" calcext:value-type="string">
            <text:p>0</text:p>
          </table:table-cell>
          <table:table-cell table:style-name="ce8" table:formula="of:=[.G5]" office:value-type="string" office:string-value="0" calcext:value-type="string">
            <text:p>0</text:p>
          </table:table-cell>
          <table:table-cell table:style-name="ce8" table:formula="of:=[.H5]" office:value-type="string" office:string-value="1" calcext:value-type="string">
            <text:p>1</text:p>
          </table:table-cell>
          <table:table-cell table:style-name="ce8" table:formula="of:=[.I5]" office:value-type="string" office:string-value="1" calcext:value-type="string">
            <text:p>1</text:p>
          </table:table-cell>
          <table:table-cell table:style-name="ce8" table:formula="of:=[.J5]" office:value-type="string" office:string-value="1" calcext:value-type="string">
            <text:p>1</text:p>
          </table:table-cell>
          <table:table-cell table:style-name="ce8" table:formula="of:=[.K5]" office:value-type="string" office:string-value="1" calcext:value-type="string">
            <text:p>1</text:p>
          </table:table-cell>
          <table:table-cell table:style-name="ce8" table:formula="of:=[.L5]" office:value-type="string" office:string-value="0" calcext:value-type="string">
            <text:p>0</text:p>
          </table:table-cell>
          <table:table-cell table:style-name="ce8" table:formula="of:=[.M5]" office:value-type="string" office:string-value="1" calcext:value-type="string">
            <text:p>1</text:p>
          </table:table-cell>
          <table:table-cell table:style-name="ce8" table:formula="of:=[.N5]" office:value-type="string" office:string-value="0" calcext:value-type="string">
            <text:p>0</text:p>
          </table:table-cell>
          <table:table-cell table:style-name="ce8" table:formula="of:=[.O5]" office:value-type="string" office:string-value="0" calcext:value-type="string">
            <text:p>0</text:p>
          </table:table-cell>
          <table:table-cell table:style-name="ce8" table:formula="of:=[.P5]" office:value-type="string" office:string-value="0" calcext:value-type="string">
            <text:p>0</text:p>
          </table:table-cell>
          <table:table-cell table:style-name="ce8" table:formula="of:=[.Q5]" office:value-type="string" office:string-value="1" calcext:value-type="string">
            <text:p>1</text:p>
          </table:table-cell>
          <table:table-cell table:style-name="ce8" table:formula="of:=[.R5]" office:value-type="string" office:string-value="0" calcext:value-type="string">
            <text:p>0</text:p>
          </table:table-cell>
          <table:table-cell table:style-name="ce8" table:formula="of:=[.S5]" office:value-type="string" office:string-value="1" calcext:value-type="string">
            <text:p>1</text:p>
          </table:table-cell>
          <table:table-cell table:style-name="ce8" table:formula="of:=[.T5]" office:value-type="string" office:string-value="1" calcext:value-type="string">
            <text:p>1</text:p>
          </table:table-cell>
          <table:table-cell table:style-name="ce8" table:formula="of:=[.U5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2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21]+[.F20]+[.G19];2)" office:value-type="float" office:value="0" calcext:value-type="float">
            <text:p>0</text:p>
          </table:table-cell>
          <table:table-cell table:style-name="ce7" table:formula="of:=MOD([.G21]+[.G20]+[.H19];2)" office:value-type="float" office:value="1" calcext:value-type="float">
            <text:p>1</text:p>
          </table:table-cell>
          <table:table-cell table:style-name="ce7" table:formula="of:=MOD([.H21]+[.H20]+[.I19];2)" office:value-type="float" office:value="1" calcext:value-type="float">
            <text:p>1</text:p>
          </table:table-cell>
          <table:table-cell table:style-name="ce7" table:formula="of:=MOD([.I21]+[.I20]+[.J19];2)" office:value-type="float" office:value="1" calcext:value-type="float">
            <text:p>1</text:p>
          </table:table-cell>
          <table:table-cell table:style-name="ce7" table:formula="of:=MOD([.J21]+[.J20]+[.K19];2)" office:value-type="float" office:value="1" calcext:value-type="float">
            <text:p>1</text:p>
          </table:table-cell>
          <table:table-cell table:style-name="ce7" table:formula="of:=MOD([.K21]+[.K20]+[.L19];2)" office:value-type="float" office:value="0" calcext:value-type="float">
            <text:p>0</text:p>
          </table:table-cell>
          <table:table-cell table:style-name="ce7" table:formula="of:=MOD([.L21]+[.L20]+[.M19];2)" office:value-type="float" office:value="0" calcext:value-type="float">
            <text:p>0</text:p>
          </table:table-cell>
          <table:table-cell table:style-name="ce7" table:formula="of:=MOD([.M21]+[.M20]+[.N19];2)" office:value-type="float" office:value="0" calcext:value-type="float">
            <text:p>0</text:p>
          </table:table-cell>
          <table:table-cell table:style-name="ce7" table:formula="of:=MOD([.N21]+[.N20]+[.O19];2)" office:value-type="float" office:value="0" calcext:value-type="float">
            <text:p>0</text:p>
          </table:table-cell>
          <table:table-cell table:style-name="ce7" table:formula="of:=MOD([.O21]+[.O20]+[.P19];2)" office:value-type="float" office:value="0" calcext:value-type="float">
            <text:p>0</text:p>
          </table:table-cell>
          <table:table-cell table:style-name="ce7" table:formula="of:=MOD([.P21]+[.P20]+[.Q19];2)" office:value-type="float" office:value="1" calcext:value-type="float">
            <text:p>1</text:p>
          </table:table-cell>
          <table:table-cell table:style-name="ce7" table:formula="of:=MOD([.Q21]+[.Q20]+[.R19];2)" office:value-type="float" office:value="0" calcext:value-type="float">
            <text:p>0</text:p>
          </table:table-cell>
          <table:table-cell table:style-name="ce7" table:formula="of:=MOD([.R21]+[.R20]+[.S19];2)" office:value-type="float" office:value="0" calcext:value-type="float">
            <text:p>0</text:p>
          </table:table-cell>
          <table:table-cell table:style-name="ce7" table:formula="of:=MOD([.S21]+[.S20]+[.T19];2)" office:value-type="float" office:value="0" calcext:value-type="float">
            <text:p>0</text:p>
          </table:table-cell>
          <table:table-cell table:style-name="ce7" table:formula="of:=MOD([.T21]+[.T20]+[.U19];2)" office:value-type="float" office:value="0" calcext:value-type="float">
            <text:p>0</text:p>
          </table:table-cell>
          <table:table-cell table:style-name="ce7" table:formula="of:=MOD([.U21]+[.U20]+[.V19];2)" office:value-type="float" office:value="0" calcext:value-type="float">
            <text:p>0</text:p>
          </table:table-cell>
          <table:table-cell table:style-name="ce23" office:value-type="string" calcext:value-type="string">
            <text:p>(2)=</text:p>
          </table:table-cell>
          <table:table-cell table:formula="of:=([.U22]*(2^0)) + ([.T22]*(2^1)) + ([.S22]*(2^2)) + ([.R22]*(2^3)) + ([.Q22]*(2^4)) +([.P22]*(2^5)) + ([.O22]*(2^6)) + ([.N22]*(2^7)) + ([.M22]*(2^8)) + ([.L22]*(2^9)) + ([.K22]*(2^10)) + ([.J22]*(2^11)) + ([.I22]*(2^12)) + ([.H22]*(2^13)) + ([.G22]*(2^14)) - ([.F22]*(2^15))" office:value-type="float" office:value="30752" calcext:value-type="float">
            <text:p>30752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6]" office:value-type="float" office:value="30752" calcext:value-type="float">
            <text:p>30752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19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22:.U22]);2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19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22:.U22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22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19]+[.G19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28]+ [.F29]+ [.G27];2)" office:value-type="float" office:value="0" calcext:value-type="float">
            <text:p>0</text:p>
          </table:table-cell>
          <table:table-cell table:style-name="ce6" table:formula="of:=QUOTIENT([.G28]+ [.G29]+ [.H27];2)" office:value-type="float" office:value="1" calcext:value-type="float">
            <text:p>1</text:p>
          </table:table-cell>
          <table:table-cell table:style-name="ce6" table:formula="of:=QUOTIENT([.H28]+ [.H29]+ [.I27];2)" office:value-type="float" office:value="1" calcext:value-type="float">
            <text:p>1</text:p>
          </table:table-cell>
          <table:table-cell table:style-name="ce6" table:formula="of:=QUOTIENT([.I28]+ [.I29]+ [.J27];2)" office:value-type="float" office:value="1" calcext:value-type="float">
            <text:p>1</text:p>
          </table:table-cell>
          <table:table-cell table:style-name="ce6" table:formula="of:=QUOTIENT([.J28]+ [.J29]+ [.K27];2)" office:value-type="float" office:value="1" calcext:value-type="float">
            <text:p>1</text:p>
          </table:table-cell>
          <table:table-cell table:style-name="ce6" table:formula="of:=QUOTIENT([.K28]+ [.K29]+ [.L27];2)" office:value-type="float" office:value="0" calcext:value-type="float">
            <text:p>0</text:p>
          </table:table-cell>
          <table:table-cell table:style-name="ce6" table:formula="of:=QUOTIENT([.L28]+ [.L29]+ [.M27];2)" office:value-type="float" office:value="0" calcext:value-type="float">
            <text:p>0</text:p>
          </table:table-cell>
          <table:table-cell table:style-name="ce6" table:formula="of:=QUOTIENT([.M28]+ [.M29]+ [.N27];2)" office:value-type="float" office:value="0" calcext:value-type="float">
            <text:p>0</text:p>
          </table:table-cell>
          <table:table-cell table:style-name="ce6" table:formula="of:=QUOTIENT([.N28]+ [.N29]+ [.O27];2)" office:value-type="float" office:value="0" calcext:value-type="float">
            <text:p>0</text:p>
          </table:table-cell>
          <table:table-cell table:style-name="ce6" table:formula="of:=QUOTIENT([.O28]+ [.O29]+ [.P27];2)" office:value-type="float" office:value="0" calcext:value-type="float">
            <text:p>0</text:p>
          </table:table-cell>
          <table:table-cell table:style-name="ce6" table:formula="of:=QUOTIENT([.P28]+ [.P29]+ [.Q27];2)" office:value-type="float" office:value="0" calcext:value-type="float">
            <text:p>0</text:p>
          </table:table-cell>
          <table:table-cell table:style-name="ce6" table:formula="of:=QUOTIENT([.Q28]+ [.Q29]+ [.R27];2)" office:value-type="float" office:value="0" calcext:value-type="float">
            <text:p>0</text:p>
          </table:table-cell>
          <table:table-cell table:style-name="ce6" table:formula="of:=QUOTIENT([.R28]+ [.R29]+ [.S27];2)" office:value-type="float" office:value="0" calcext:value-type="float">
            <text:p>0</text:p>
          </table:table-cell>
          <table:table-cell table:style-name="ce6" table:formula="of:=QUOTIENT([.S28]+ [.S29]+ [.T27];2)" office:value-type="float" office:value="0" calcext:value-type="float">
            <text:p>0</text:p>
          </table:table-cell>
          <table:table-cell table:style-name="ce6" table:formula="of:=QUOTIENT([.T28]+ [.T29]+ [.U27];2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2</text:p>
          </table:table-cell>
          <table:table-cell table:style-name="ce1"/>
          <table:table-cell table:style-name="ce7" table:formula="of:=[.F5]" office:value-type="string" office:string-value="0" calcext:value-type="string">
            <text:p>0</text:p>
          </table:table-cell>
          <table:table-cell table:style-name="ce7" table:formula="of:=[.G5]" office:value-type="string" office:string-value="0" calcext:value-type="string">
            <text:p>0</text:p>
          </table:table-cell>
          <table:table-cell table:style-name="ce7" table:formula="of:=[.H5]" office:value-type="string" office:string-value="1" calcext:value-type="string">
            <text:p>1</text:p>
          </table:table-cell>
          <table:table-cell table:style-name="ce7" table:formula="of:=[.I5]" office:value-type="string" office:string-value="1" calcext:value-type="string">
            <text:p>1</text:p>
          </table:table-cell>
          <table:table-cell table:style-name="ce7" table:formula="of:=[.J5]" office:value-type="string" office:string-value="1" calcext:value-type="string">
            <text:p>1</text:p>
          </table:table-cell>
          <table:table-cell table:style-name="ce7" table:formula="of:=[.K5]" office:value-type="string" office:string-value="1" calcext:value-type="string">
            <text:p>1</text:p>
          </table:table-cell>
          <table:table-cell table:style-name="ce7" table:formula="of:=[.L5]" office:value-type="string" office:string-value="0" calcext:value-type="string">
            <text:p>0</text:p>
          </table:table-cell>
          <table:table-cell table:style-name="ce7" table:formula="of:=[.M5]" office:value-type="string" office:string-value="1" calcext:value-type="string">
            <text:p>1</text:p>
          </table:table-cell>
          <table:table-cell table:style-name="ce7" table:formula="of:=[.N5]" office:value-type="string" office:string-value="0" calcext:value-type="string">
            <text:p>0</text:p>
          </table:table-cell>
          <table:table-cell table:style-name="ce7" table:formula="of:=[.O5]" office:value-type="string" office:string-value="0" calcext:value-type="string">
            <text:p>0</text:p>
          </table:table-cell>
          <table:table-cell table:style-name="ce7" table:formula="of:=[.P5]" office:value-type="string" office:string-value="0" calcext:value-type="string">
            <text:p>0</text:p>
          </table:table-cell>
          <table:table-cell table:style-name="ce7" table:formula="of:=[.Q5]" office:value-type="string" office:string-value="1" calcext:value-type="string">
            <text:p>1</text:p>
          </table:table-cell>
          <table:table-cell table:style-name="ce7" table:formula="of:=[.R5]" office:value-type="string" office:string-value="0" calcext:value-type="string">
            <text:p>0</text:p>
          </table:table-cell>
          <table:table-cell table:style-name="ce7" table:formula="of:=[.S5]" office:value-type="string" office:string-value="1" calcext:value-type="string">
            <text:p>1</text:p>
          </table:table-cell>
          <table:table-cell table:style-name="ce7" table:formula="of:=[.T5]" office:value-type="string" office:string-value="1" calcext:value-type="string">
            <text:p>1</text:p>
          </table:table-cell>
          <table:table-cell table:style-name="ce7" table:formula="of:=[.U5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2</text:p>
          </table:table-cell>
          <table:table-cell table:formula="of:=&quot;При сложении &quot;&amp;IF([.F28]=[.F29];IF([.F28]=&quot;0&quot;;&quot;двух положительных&quot;;&quot;двух отрицательных&quot;);IF([.F28]=&quot;0&quot;;&quot;положительного и отрицательного&quot;;&quot;отрицательного и положительного&quot;)) &amp;&quot; получено &quot; &amp;IF([.F30]=0; &quot;положительное число.&quot;;&quot;отрицательное число.&quot;) &amp;&quot; Результат выполениеия операции &quot; &amp;IF(AND([.W30]=[.AA30]; [.U32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двух положительных получено отрицательное число. Результат выполениеия операции неверный и некоректный,  ПРОИЗОШЛО ПЕРЕПОЛНЕНИЕ" calcext:value-type="string">
            <text:p>При сложении двух положительных получено отрицательное число. Результат выполениеия операции неверный и некоректный, <text:s/>ПРОИЗОШЛО ПЕРЕПОЛНЕНИЕ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3</text:p>
          </table:table-cell>
          <table:table-cell table:style-name="ce1"/>
          <table:table-cell table:style-name="ce8" table:formula="of:=[.F6]" office:value-type="string" office:string-value="0" calcext:value-type="string">
            <text:p>0</text:p>
          </table:table-cell>
          <table:table-cell table:style-name="ce8" table:formula="of:=[.G6]" office:value-type="string" office:string-value="1" calcext:value-type="string">
            <text:p>1</text:p>
          </table:table-cell>
          <table:table-cell table:style-name="ce8" table:formula="of:=[.H6]" office:value-type="string" office:string-value="1" calcext:value-type="string">
            <text:p>1</text:p>
          </table:table-cell>
          <table:table-cell table:style-name="ce8" table:formula="of:=[.I6]" office:value-type="string" office:string-value="1" calcext:value-type="string">
            <text:p>1</text:p>
          </table:table-cell>
          <table:table-cell table:style-name="ce8" table:formula="of:=[.J6]" office:value-type="string" office:string-value="1" calcext:value-type="string">
            <text:p>1</text:p>
          </table:table-cell>
          <table:table-cell table:style-name="ce8" table:formula="of:=[.K6]" office:value-type="string" office:string-value="0" calcext:value-type="string">
            <text:p>0</text:p>
          </table:table-cell>
          <table:table-cell table:style-name="ce8" table:formula="of:=[.L6]" office:value-type="string" office:string-value="0" calcext:value-type="string">
            <text:p>0</text:p>
          </table:table-cell>
          <table:table-cell table:style-name="ce8" table:formula="of:=[.M6]" office:value-type="string" office:string-value="0" calcext:value-type="string">
            <text:p>0</text:p>
          </table:table-cell>
          <table:table-cell table:style-name="ce8" table:formula="of:=[.N6]" office:value-type="string" office:string-value="0" calcext:value-type="string">
            <text:p>0</text:p>
          </table:table-cell>
          <table:table-cell table:style-name="ce8" table:formula="of:=[.O6]" office:value-type="string" office:string-value="0" calcext:value-type="string">
            <text:p>0</text:p>
          </table:table-cell>
          <table:table-cell table:style-name="ce8" table:formula="of:=[.P6]" office:value-type="string" office:string-value="1" calcext:value-type="string">
            <text:p>1</text:p>
          </table:table-cell>
          <table:table-cell table:style-name="ce8" table:formula="of:=[.Q6]" office:value-type="string" office:string-value="0" calcext:value-type="string">
            <text:p>0</text:p>
          </table:table-cell>
          <table:table-cell table:style-name="ce8" table:formula="of:=[.R6]" office:value-type="string" office:string-value="0" calcext:value-type="string">
            <text:p>0</text:p>
          </table:table-cell>
          <table:table-cell table:style-name="ce8" table:formula="of:=[.S6]" office:value-type="string" office:string-value="0" calcext:value-type="string">
            <text:p>0</text:p>
          </table:table-cell>
          <table:table-cell table:style-name="ce8" table:formula="of:=[.T6]" office:value-type="string" office:string-value="0" calcext:value-type="string">
            <text:p>0</text:p>
          </table:table-cell>
          <table:table-cell table:style-name="ce8" table:formula="of:=[.U6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3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29]+[.F28]+[.G27];2)" office:value-type="float" office:value="1" calcext:value-type="float">
            <text:p>1</text:p>
          </table:table-cell>
          <table:table-cell table:style-name="ce7" table:formula="of:=MOD([.G29]+[.G28]+[.H27];2)" office:value-type="float" office:value="0" calcext:value-type="float">
            <text:p>0</text:p>
          </table:table-cell>
          <table:table-cell table:style-name="ce7" table:formula="of:=MOD([.H29]+[.H28]+[.I27];2)" office:value-type="float" office:value="1" calcext:value-type="float">
            <text:p>1</text:p>
          </table:table-cell>
          <table:table-cell table:style-name="ce7" table:formula="of:=MOD([.I29]+[.I28]+[.J27];2)" office:value-type="float" office:value="1" calcext:value-type="float">
            <text:p>1</text:p>
          </table:table-cell>
          <table:table-cell table:style-name="ce7" table:formula="of:=MOD([.J29]+[.J28]+[.K27];2)" office:value-type="float" office:value="0" calcext:value-type="float">
            <text:p>0</text:p>
          </table:table-cell>
          <table:table-cell table:style-name="ce7" table:formula="of:=MOD([.K29]+[.K28]+[.L27];2)" office:value-type="float" office:value="1" calcext:value-type="float">
            <text:p>1</text:p>
          </table:table-cell>
          <table:table-cell table:style-name="ce7" table:formula="of:=MOD([.L29]+[.L28]+[.M27];2)" office:value-type="float" office:value="0" calcext:value-type="float">
            <text:p>0</text:p>
          </table:table-cell>
          <table:table-cell table:style-name="ce7" table:formula="of:=MOD([.M29]+[.M28]+[.N27];2)" office:value-type="float" office:value="1" calcext:value-type="float">
            <text:p>1</text:p>
          </table:table-cell>
          <table:table-cell table:style-name="ce7" table:formula="of:=MOD([.N29]+[.N28]+[.O27];2)" office:value-type="float" office:value="0" calcext:value-type="float">
            <text:p>0</text:p>
          </table:table-cell>
          <table:table-cell table:style-name="ce7" table:formula="of:=MOD([.O29]+[.O28]+[.P27];2)" office:value-type="float" office:value="0" calcext:value-type="float">
            <text:p>0</text:p>
          </table:table-cell>
          <table:table-cell table:style-name="ce7" table:formula="of:=MOD([.P29]+[.P28]+[.Q27];2)" office:value-type="float" office:value="1" calcext:value-type="float">
            <text:p>1</text:p>
          </table:table-cell>
          <table:table-cell table:style-name="ce7" table:formula="of:=MOD([.Q29]+[.Q28]+[.R27];2)" office:value-type="float" office:value="1" calcext:value-type="float">
            <text:p>1</text:p>
          </table:table-cell>
          <table:table-cell table:style-name="ce7" table:formula="of:=MOD([.R29]+[.R28]+[.S27];2)" office:value-type="float" office:value="0" calcext:value-type="float">
            <text:p>0</text:p>
          </table:table-cell>
          <table:table-cell table:style-name="ce7" table:formula="of:=MOD([.S29]+[.S28]+[.T27];2)" office:value-type="float" office:value="1" calcext:value-type="float">
            <text:p>1</text:p>
          </table:table-cell>
          <table:table-cell table:style-name="ce7" table:formula="of:=MOD([.T29]+[.T28]+[.U27];2)" office:value-type="float" office:value="1" calcext:value-type="float">
            <text:p>1</text:p>
          </table:table-cell>
          <table:table-cell table:style-name="ce7" table:formula="of:=MOD([.U29]+[.U28]+[.V27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30]*(2^0)) + ([.T30]*(2^1)) + ([.S30]*(2^2)) + ([.R30]*(2^3)) + ([.Q30]*(2^4)) +([.P30]*(2^5)) + ([.O30]*(2^6)) + ([.N30]*(2^7)) + ([.M30]*(2^8)) + ([.L30]*(2^9)) + ([.K30]*(2^10)) + ([.J30]*(2^11)) + ([.I30]*(2^12)) + ([.H30]*(2^13)) + ([.G30]*(2^14)) - ([.F30]*(2^15))" office:value-type="float" office:value="-19146" calcext:value-type="float">
            <text:p>-19146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7]" office:value-type="float" office:value="46390" calcext:value-type="float">
            <text:p>4639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27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30:.U30]);2) = 0; 1;0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27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30:.U30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30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27]+[.G27];2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36]+ [.F37]+ [.G35];2)" office:value-type="float" office:value="1" calcext:value-type="float">
            <text:p>1</text:p>
          </table:table-cell>
          <table:table-cell table:style-name="ce6" table:formula="of:=QUOTIENT([.G36]+ [.G37]+ [.H35];2)" office:value-type="float" office:value="1" calcext:value-type="float">
            <text:p>1</text:p>
          </table:table-cell>
          <table:table-cell table:style-name="ce6" table:formula="of:=QUOTIENT([.H36]+ [.H37]+ [.I35];2)" office:value-type="float" office:value="1" calcext:value-type="float">
            <text:p>1</text:p>
          </table:table-cell>
          <table:table-cell table:style-name="ce6" table:formula="of:=QUOTIENT([.I36]+ [.I37]+ [.J35];2)" office:value-type="float" office:value="1" calcext:value-type="float">
            <text:p>1</text:p>
          </table:table-cell>
          <table:table-cell table:style-name="ce6" table:formula="of:=QUOTIENT([.J36]+ [.J37]+ [.K35];2)" office:value-type="float" office:value="1" calcext:value-type="float">
            <text:p>1</text:p>
          </table:table-cell>
          <table:table-cell table:style-name="ce6" table:formula="of:=QUOTIENT([.K36]+ [.K37]+ [.L35];2)" office:value-type="float" office:value="1" calcext:value-type="float">
            <text:p>1</text:p>
          </table:table-cell>
          <table:table-cell table:style-name="ce6" table:formula="of:=QUOTIENT([.L36]+ [.L37]+ [.M35];2)" office:value-type="float" office:value="0" calcext:value-type="float">
            <text:p>0</text:p>
          </table:table-cell>
          <table:table-cell table:style-name="ce6" table:formula="of:=QUOTIENT([.M36]+ [.M37]+ [.N35];2)" office:value-type="float" office:value="1" calcext:value-type="float">
            <text:p>1</text:p>
          </table:table-cell>
          <table:table-cell table:style-name="ce6" table:formula="of:=QUOTIENT([.N36]+ [.N37]+ [.O35];2)" office:value-type="float" office:value="1" calcext:value-type="float">
            <text:p>1</text:p>
          </table:table-cell>
          <table:table-cell table:style-name="ce6" table:formula="of:=QUOTIENT([.O36]+ [.O37]+ [.P35];2)" office:value-type="float" office:value="1" calcext:value-type="float">
            <text:p>1</text:p>
          </table:table-cell>
          <table:table-cell table:style-name="ce6" table:formula="of:=QUOTIENT([.P36]+ [.P37]+ [.Q35];2)" office:value-type="float" office:value="1" calcext:value-type="float">
            <text:p>1</text:p>
          </table:table-cell>
          <table:table-cell table:style-name="ce6" table:formula="of:=QUOTIENT([.Q36]+ [.Q37]+ [.R35];2)" office:value-type="float" office:value="1" calcext:value-type="float">
            <text:p>1</text:p>
          </table:table-cell>
          <table:table-cell table:style-name="ce6" table:formula="of:=QUOTIENT([.R36]+ [.R37]+ [.S35];2)" office:value-type="float" office:value="0" calcext:value-type="float">
            <text:p>0</text:p>
          </table:table-cell>
          <table:table-cell table:style-name="ce6" table:formula="of:=QUOTIENT([.S36]+ [.S37]+ [.T35];2)" office:value-type="float" office:value="1" calcext:value-type="float">
            <text:p>1</text:p>
          </table:table-cell>
          <table:table-cell table:style-name="ce6" table:formula="of:=QUOTIENT([.T36]+ [.T37]+ [.U35];2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2</text:p>
          </table:table-cell>
          <table:table-cell table:style-name="ce1"/>
          <table:table-cell table:style-name="ce7" table:formula="of:=[.F5]" office:value-type="string" office:string-value="0" calcext:value-type="string">
            <text:p>0</text:p>
          </table:table-cell>
          <table:table-cell table:style-name="ce7" table:formula="of:=[.G5]" office:value-type="string" office:string-value="0" calcext:value-type="string">
            <text:p>0</text:p>
          </table:table-cell>
          <table:table-cell table:style-name="ce7" table:formula="of:=[.H5]" office:value-type="string" office:string-value="1" calcext:value-type="string">
            <text:p>1</text:p>
          </table:table-cell>
          <table:table-cell table:style-name="ce7" table:formula="of:=[.I5]" office:value-type="string" office:string-value="1" calcext:value-type="string">
            <text:p>1</text:p>
          </table:table-cell>
          <table:table-cell table:style-name="ce7" table:formula="of:=[.J5]" office:value-type="string" office:string-value="1" calcext:value-type="string">
            <text:p>1</text:p>
          </table:table-cell>
          <table:table-cell table:style-name="ce7" table:formula="of:=[.K5]" office:value-type="string" office:string-value="1" calcext:value-type="string">
            <text:p>1</text:p>
          </table:table-cell>
          <table:table-cell table:style-name="ce7" table:formula="of:=[.L5]" office:value-type="string" office:string-value="0" calcext:value-type="string">
            <text:p>0</text:p>
          </table:table-cell>
          <table:table-cell table:style-name="ce7" table:formula="of:=[.M5]" office:value-type="string" office:string-value="1" calcext:value-type="string">
            <text:p>1</text:p>
          </table:table-cell>
          <table:table-cell table:style-name="ce7" table:formula="of:=[.N5]" office:value-type="string" office:string-value="0" calcext:value-type="string">
            <text:p>0</text:p>
          </table:table-cell>
          <table:table-cell table:style-name="ce7" table:formula="of:=[.O5]" office:value-type="string" office:string-value="0" calcext:value-type="string">
            <text:p>0</text:p>
          </table:table-cell>
          <table:table-cell table:style-name="ce7" table:formula="of:=[.P5]" office:value-type="string" office:string-value="0" calcext:value-type="string">
            <text:p>0</text:p>
          </table:table-cell>
          <table:table-cell table:style-name="ce7" table:formula="of:=[.Q5]" office:value-type="string" office:string-value="1" calcext:value-type="string">
            <text:p>1</text:p>
          </table:table-cell>
          <table:table-cell table:style-name="ce7" table:formula="of:=[.R5]" office:value-type="string" office:string-value="0" calcext:value-type="string">
            <text:p>0</text:p>
          </table:table-cell>
          <table:table-cell table:style-name="ce7" table:formula="of:=[.S5]" office:value-type="string" office:string-value="1" calcext:value-type="string">
            <text:p>1</text:p>
          </table:table-cell>
          <table:table-cell table:style-name="ce7" table:formula="of:=[.T5]" office:value-type="string" office:string-value="1" calcext:value-type="string">
            <text:p>1</text:p>
          </table:table-cell>
          <table:table-cell table:style-name="ce7" table:formula="of:=[.U5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2</text:p>
          </table:table-cell>
          <table:table-cell table:formula="of:=&quot;При сложении &quot;&amp;IF([.F36]=[.F37];IF([.F36]=&quot;0&quot;;&quot;двух положительных&quot;;&quot;двух отрицательных&quot;);IF([.F36]=&quot;0&quot;;&quot;положительного и отрицательного&quot;;&quot;отрицательного и положительного&quot;)) &amp;&quot; получено &quot; &amp;IF([.F38]=0; &quot;положительное число.&quot;;&quot;отрицательное число.&quot;) &amp;&quot; Результат выполениеия операции &quot; &amp;IF(AND([.W38]=[.AA38]; [.U40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положительного и отрицательного получено положительное число. Результат выполениеия операции верный и коректный, сопадает с суммой десятичных эквивалентов. " calcext:value-type="string">
            <text:p>При сложении положительного и отрицательного получено положительное число. Результат выполениеия операции верный и коректный, сопадает с суммой десятичных эквивалентов.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7</text:p>
          </table:table-cell>
          <table:table-cell table:style-name="ce1"/>
          <table:table-cell table:style-name="ce8" table:formula="of:=[.F10]" office:value-type="string" office:string-value="1" calcext:value-type="string">
            <text:p>1</text:p>
          </table:table-cell>
          <table:table-cell table:style-name="ce8" table:formula="of:=[.G10]" office:value-type="string" office:string-value="1" calcext:value-type="string">
            <text:p>1</text:p>
          </table:table-cell>
          <table:table-cell table:style-name="ce8" table:formula="of:=[.H10]" office:value-type="string" office:string-value="0" calcext:value-type="string">
            <text:p>0</text:p>
          </table:table-cell>
          <table:table-cell table:style-name="ce8" table:formula="of:=[.I10]" office:value-type="string" office:string-value="0" calcext:value-type="string">
            <text:p>0</text:p>
          </table:table-cell>
          <table:table-cell table:style-name="ce8" table:formula="of:=[.J10]" office:value-type="string" office:string-value="0" calcext:value-type="string">
            <text:p>0</text:p>
          </table:table-cell>
          <table:table-cell table:style-name="ce8" table:formula="of:=[.K10]" office:value-type="string" office:string-value="1" calcext:value-type="string">
            <text:p>1</text:p>
          </table:table-cell>
          <table:table-cell table:style-name="ce8" table:formula="of:=[.L10]" office:value-type="string" office:string-value="0" calcext:value-type="string">
            <text:p>0</text:p>
          </table:table-cell>
          <table:table-cell table:style-name="ce8" table:formula="of:=[.M10]" office:value-type="string" office:string-value="0" calcext:value-type="string">
            <text:p>0</text:p>
          </table:table-cell>
          <table:table-cell table:style-name="ce8" table:formula="of:=[.N10]" office:value-type="string" office:string-value="1" calcext:value-type="string">
            <text:p>1</text:p>
          </table:table-cell>
          <table:table-cell table:style-name="ce8" table:formula="of:=[.O10]" office:value-type="string" office:string-value="1" calcext:value-type="string">
            <text:p>1</text:p>
          </table:table-cell>
          <table:table-cell table:style-name="ce8" table:formula="of:=[.P10]" office:value-type="string" office:string-value="1" calcext:value-type="string">
            <text:p>1</text:p>
          </table:table-cell>
          <table:table-cell table:style-name="ce8" table:formula="of:=[.Q10]" office:value-type="string" office:string-value="1" calcext:value-type="string">
            <text:p>1</text:p>
          </table:table-cell>
          <table:table-cell table:style-name="ce8" table:formula="of:=[.R10]" office:value-type="string" office:string-value="0" calcext:value-type="string">
            <text:p>0</text:p>
          </table:table-cell>
          <table:table-cell table:style-name="ce8" table:formula="of:=[.S10]" office:value-type="string" office:string-value="1" calcext:value-type="string">
            <text:p>1</text:p>
          </table:table-cell>
          <table:table-cell table:style-name="ce8" table:formula="of:=[.T10]" office:value-type="string" office:string-value="1" calcext:value-type="string">
            <text:p>1</text:p>
          </table:table-cell>
          <table:table-cell table:style-name="ce8" table:formula="of:=[.U10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7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37]+[.F36]+[.G35];2)" office:value-type="float" office:value="0" calcext:value-type="float">
            <text:p>0</text:p>
          </table:table-cell>
          <table:table-cell table:style-name="ce7" table:formula="of:=MOD([.G37]+[.G36]+[.H35];2)" office:value-type="float" office:value="0" calcext:value-type="float">
            <text:p>0</text:p>
          </table:table-cell>
          <table:table-cell table:style-name="ce7" table:formula="of:=MOD([.H37]+[.H36]+[.I35];2)" office:value-type="float" office:value="0" calcext:value-type="float">
            <text:p>0</text:p>
          </table:table-cell>
          <table:table-cell table:style-name="ce7" table:formula="of:=MOD([.I37]+[.I36]+[.J35];2)" office:value-type="float" office:value="0" calcext:value-type="float">
            <text:p>0</text:p>
          </table:table-cell>
          <table:table-cell table:style-name="ce7" table:formula="of:=MOD([.J37]+[.J36]+[.K35];2)" office:value-type="float" office:value="0" calcext:value-type="float">
            <text:p>0</text:p>
          </table:table-cell>
          <table:table-cell table:style-name="ce7" table:formula="of:=MOD([.K37]+[.K36]+[.L35];2)" office:value-type="float" office:value="0" calcext:value-type="float">
            <text:p>0</text:p>
          </table:table-cell>
          <table:table-cell table:style-name="ce7" table:formula="of:=MOD([.L37]+[.L36]+[.M35];2)" office:value-type="float" office:value="1" calcext:value-type="float">
            <text:p>1</text:p>
          </table:table-cell>
          <table:table-cell table:style-name="ce7" table:formula="of:=MOD([.M37]+[.M36]+[.N35];2)" office:value-type="float" office:value="0" calcext:value-type="float">
            <text:p>0</text:p>
          </table:table-cell>
          <table:table-cell table:style-name="ce7" table:formula="of:=MOD([.N37]+[.N36]+[.O35];2)" office:value-type="float" office:value="0" calcext:value-type="float">
            <text:p>0</text:p>
          </table:table-cell>
          <table:table-cell table:style-name="ce7" table:formula="of:=MOD([.O37]+[.O36]+[.P35];2)" office:value-type="float" office:value="0" calcext:value-type="float">
            <text:p>0</text:p>
          </table:table-cell>
          <table:table-cell table:style-name="ce7" table:formula="of:=MOD([.P37]+[.P36]+[.Q35];2)" office:value-type="float" office:value="0" calcext:value-type="float">
            <text:p>0</text:p>
          </table:table-cell>
          <table:table-cell table:style-name="ce7" table:formula="of:=MOD([.Q37]+[.Q36]+[.R35];2)" office:value-type="float" office:value="0" calcext:value-type="float">
            <text:p>0</text:p>
          </table:table-cell>
          <table:table-cell table:style-name="ce7" table:formula="of:=MOD([.R37]+[.R36]+[.S35];2)" office:value-type="float" office:value="1" calcext:value-type="float">
            <text:p>1</text:p>
          </table:table-cell>
          <table:table-cell table:style-name="ce7" table:formula="of:=MOD([.S37]+[.S36]+[.T35];2)" office:value-type="float" office:value="1" calcext:value-type="float">
            <text:p>1</text:p>
          </table:table-cell>
          <table:table-cell table:style-name="ce7" table:formula="of:=MOD([.T37]+[.T36]+[.U35];2)" office:value-type="float" office:value="0" calcext:value-type="float">
            <text:p>0</text:p>
          </table:table-cell>
          <table:table-cell table:style-name="ce7" table:formula="of:=MOD([.U37]+[.U36]+[.V35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38]*(2^0)) + ([.T38]*(2^1)) + ([.S38]*(2^2)) + ([.R38]*(2^3)) + ([.Q38]*(2^4)) +([.P38]*(2^5)) + ([.O38]*(2^6)) + ([.N38]*(2^7)) + ([.M38]*(2^8)) + ([.L38]*(2^9)) + ([.K38]*(2^10)) + ([.J38]*(2^11)) + ([.I38]*(2^12)) + ([.H38]*(2^13)) + ([.G38]*(2^14)) - ([.F38]*(2^15))" office:value-type="float" office:value="524" calcext:value-type="float">
            <text:p>524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5]+[.C10]" office:value-type="float" office:value="524" calcext:value-type="float">
            <text:p>524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35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38:.U38]);2) = 0; 1;0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3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38:.U38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38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35]+[.G35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44]+ [.F45]+ [.G43];2)" office:value-type="float" office:value="1" calcext:value-type="float">
            <text:p>1</text:p>
          </table:table-cell>
          <table:table-cell table:style-name="ce6" table:formula="of:=QUOTIENT([.G44]+ [.G45]+ [.H43];2)" office:value-type="float" office:value="1" calcext:value-type="float">
            <text:p>1</text:p>
          </table:table-cell>
          <table:table-cell table:style-name="ce6" table:formula="of:=QUOTIENT([.H44]+ [.H45]+ [.I43];2)" office:value-type="float" office:value="0" calcext:value-type="float">
            <text:p>0</text:p>
          </table:table-cell>
          <table:table-cell table:style-name="ce6" table:formula="of:=QUOTIENT([.I44]+ [.I45]+ [.J43];2)" office:value-type="float" office:value="0" calcext:value-type="float">
            <text:p>0</text:p>
          </table:table-cell>
          <table:table-cell table:style-name="ce6" table:formula="of:=QUOTIENT([.J44]+ [.J45]+ [.K43];2)" office:value-type="float" office:value="0" calcext:value-type="float">
            <text:p>0</text:p>
          </table:table-cell>
          <table:table-cell table:style-name="ce6" table:formula="of:=QUOTIENT([.K44]+ [.K45]+ [.L43];2)" office:value-type="float" office:value="0" calcext:value-type="float">
            <text:p>0</text:p>
          </table:table-cell>
          <table:table-cell table:style-name="ce6" table:formula="of:=QUOTIENT([.L44]+ [.L45]+ [.M43];2)" office:value-type="float" office:value="0" calcext:value-type="float">
            <text:p>0</text:p>
          </table:table-cell>
          <table:table-cell table:style-name="ce6" table:formula="of:=QUOTIENT([.M44]+ [.M45]+ [.N43];2)" office:value-type="float" office:value="0" calcext:value-type="float">
            <text:p>0</text:p>
          </table:table-cell>
          <table:table-cell table:style-name="ce6" table:formula="of:=QUOTIENT([.N44]+ [.N45]+ [.O43];2)" office:value-type="float" office:value="1" calcext:value-type="float">
            <text:p>1</text:p>
          </table:table-cell>
          <table:table-cell table:style-name="ce6" table:formula="of:=QUOTIENT([.O44]+ [.O45]+ [.P43];2)" office:value-type="float" office:value="1" calcext:value-type="float">
            <text:p>1</text:p>
          </table:table-cell>
          <table:table-cell table:style-name="ce6" table:formula="of:=QUOTIENT([.P44]+ [.P45]+ [.Q43];2)" office:value-type="float" office:value="1" calcext:value-type="float">
            <text:p>1</text:p>
          </table:table-cell>
          <table:table-cell table:style-name="ce6" table:formula="of:=QUOTIENT([.Q44]+ [.Q45]+ [.R43];2)" office:value-type="float" office:value="1" calcext:value-type="float">
            <text:p>1</text:p>
          </table:table-cell>
          <table:table-cell table:style-name="ce6" table:formula="of:=QUOTIENT([.R44]+ [.R45]+ [.S43];2)" office:value-type="float" office:value="1" calcext:value-type="float">
            <text:p>1</text:p>
          </table:table-cell>
          <table:table-cell table:style-name="ce6" table:formula="of:=QUOTIENT([.S44]+ [.S45]+ [.T43];2)" office:value-type="float" office:value="1" calcext:value-type="float">
            <text:p>1</text:p>
          </table:table-cell>
          <table:table-cell table:style-name="ce6" table:formula="of:=QUOTIENT([.T44]+ [.T45]+ [.U43];2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7</text:p>
          </table:table-cell>
          <table:table-cell table:style-name="ce1"/>
          <table:table-cell table:style-name="ce7" table:formula="of:=[.F10]" office:value-type="string" office:string-value="1" calcext:value-type="string">
            <text:p>1</text:p>
          </table:table-cell>
          <table:table-cell table:style-name="ce7" table:formula="of:=[.G10]" office:value-type="string" office:string-value="1" calcext:value-type="string">
            <text:p>1</text:p>
          </table:table-cell>
          <table:table-cell table:style-name="ce7" table:formula="of:=[.H10]" office:value-type="string" office:string-value="0" calcext:value-type="string">
            <text:p>0</text:p>
          </table:table-cell>
          <table:table-cell table:style-name="ce7" table:formula="of:=[.I10]" office:value-type="string" office:string-value="0" calcext:value-type="string">
            <text:p>0</text:p>
          </table:table-cell>
          <table:table-cell table:style-name="ce7" table:formula="of:=[.J10]" office:value-type="string" office:string-value="0" calcext:value-type="string">
            <text:p>0</text:p>
          </table:table-cell>
          <table:table-cell table:style-name="ce7" table:formula="of:=[.K10]" office:value-type="string" office:string-value="1" calcext:value-type="string">
            <text:p>1</text:p>
          </table:table-cell>
          <table:table-cell table:style-name="ce7" table:formula="of:=[.L10]" office:value-type="string" office:string-value="0" calcext:value-type="string">
            <text:p>0</text:p>
          </table:table-cell>
          <table:table-cell table:style-name="ce7" table:formula="of:=[.M10]" office:value-type="string" office:string-value="0" calcext:value-type="string">
            <text:p>0</text:p>
          </table:table-cell>
          <table:table-cell table:style-name="ce7" table:formula="of:=[.N10]" office:value-type="string" office:string-value="1" calcext:value-type="string">
            <text:p>1</text:p>
          </table:table-cell>
          <table:table-cell table:style-name="ce7" table:formula="of:=[.O10]" office:value-type="string" office:string-value="1" calcext:value-type="string">
            <text:p>1</text:p>
          </table:table-cell>
          <table:table-cell table:style-name="ce7" table:formula="of:=[.P10]" office:value-type="string" office:string-value="1" calcext:value-type="string">
            <text:p>1</text:p>
          </table:table-cell>
          <table:table-cell table:style-name="ce7" table:formula="of:=[.Q10]" office:value-type="string" office:string-value="1" calcext:value-type="string">
            <text:p>1</text:p>
          </table:table-cell>
          <table:table-cell table:style-name="ce7" table:formula="of:=[.R10]" office:value-type="string" office:string-value="0" calcext:value-type="string">
            <text:p>0</text:p>
          </table:table-cell>
          <table:table-cell table:style-name="ce7" table:formula="of:=[.S10]" office:value-type="string" office:string-value="1" calcext:value-type="string">
            <text:p>1</text:p>
          </table:table-cell>
          <table:table-cell table:style-name="ce7" table:formula="of:=[.T10]" office:value-type="string" office:string-value="1" calcext:value-type="string">
            <text:p>1</text:p>
          </table:table-cell>
          <table:table-cell table:style-name="ce7" table:formula="of:=[.U10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7</text:p>
          </table:table-cell>
          <table:table-cell table:formula="of:=&quot;При сложении &quot;&amp;IF([.F44]=[.F45];IF([.F44]=&quot;0&quot;;&quot;двух положительных&quot;;&quot;двух отрицательных&quot;);IF([.F44]=&quot;0&quot;;&quot;положительного и отрицательного&quot;;&quot;отрицательного и положительного&quot;)) &amp;&quot; получено &quot; &amp;IF([.F46]=0; &quot;положительное число.&quot;;&quot;отрицательное число.&quot;) &amp;&quot; Результат выполениеия операции &quot; &amp;IF(AND([.W46]=[.AA46]; [.U48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двух отрицательных получено отрицательное число. Результат выполениеия операции верный и коректный, сопадает с суммой десятичных эквивалентов. " calcext:value-type="string">
            <text:p>При сложении двух отрицательных получено отрицательное число. Результат выполениеия операции верный и коректный, сопадает с суммой десятичных эквивалентов.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8</text:p>
          </table:table-cell>
          <table:table-cell table:style-name="ce1"/>
          <table:table-cell table:style-name="ce8" table:formula="of:=[.F11]" office:value-type="string" office:string-value="1" calcext:value-type="string">
            <text:p>1</text:p>
          </table:table-cell>
          <table:table-cell table:style-name="ce8" table:formula="of:=[.G11]" office:value-type="string" office:string-value="1" calcext:value-type="string">
            <text:p>1</text:p>
          </table:table-cell>
          <table:table-cell table:style-name="ce8" table:formula="of:=[.H11]" office:value-type="string" office:string-value="0" calcext:value-type="string">
            <text:p>0</text:p>
          </table:table-cell>
          <table:table-cell table:style-name="ce8" table:formula="of:=[.I11]" office:value-type="string" office:string-value="0" calcext:value-type="string">
            <text:p>0</text:p>
          </table:table-cell>
          <table:table-cell table:style-name="ce8" table:formula="of:=[.J11]" office:value-type="string" office:string-value="0" calcext:value-type="string">
            <text:p>0</text:p>
          </table:table-cell>
          <table:table-cell table:style-name="ce8" table:formula="of:=[.K11]" office:value-type="string" office:string-value="0" calcext:value-type="string">
            <text:p>0</text:p>
          </table:table-cell>
          <table:table-cell table:style-name="ce8" table:formula="of:=[.L11]" office:value-type="string" office:string-value="1" calcext:value-type="string">
            <text:p>1</text:p>
          </table:table-cell>
          <table:table-cell table:style-name="ce8" table:formula="of:=[.M11]" office:value-type="string" office:string-value="0" calcext:value-type="string">
            <text:p>0</text:p>
          </table:table-cell>
          <table:table-cell table:style-name="ce8" table:formula="of:=[.N11]" office:value-type="string" office:string-value="1" calcext:value-type="string">
            <text:p>1</text:p>
          </table:table-cell>
          <table:table-cell table:style-name="ce8" table:formula="of:=[.O11]" office:value-type="string" office:string-value="1" calcext:value-type="string">
            <text:p>1</text:p>
          </table:table-cell>
          <table:table-cell table:style-name="ce8" table:formula="of:=[.P11]" office:value-type="string" office:string-value="1" calcext:value-type="string">
            <text:p>1</text:p>
          </table:table-cell>
          <table:table-cell table:style-name="ce8" table:formula="of:=[.Q11]" office:value-type="string" office:string-value="0" calcext:value-type="string">
            <text:p>0</text:p>
          </table:table-cell>
          <table:table-cell table:style-name="ce8" table:formula="of:=[.R11]" office:value-type="string" office:string-value="1" calcext:value-type="string">
            <text:p>1</text:p>
          </table:table-cell>
          <table:table-cell table:style-name="ce8" table:formula="of:=[.S11]" office:value-type="string" office:string-value="0" calcext:value-type="string">
            <text:p>0</text:p>
          </table:table-cell>
          <table:table-cell table:style-name="ce8" table:formula="of:=[.T11]" office:value-type="string" office:string-value="1" calcext:value-type="string">
            <text:p>1</text:p>
          </table:table-cell>
          <table:table-cell table:style-name="ce8" table:formula="of:=[.U11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8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45]+[.F44]+[.G43];2)" office:value-type="float" office:value="1" calcext:value-type="float">
            <text:p>1</text:p>
          </table:table-cell>
          <table:table-cell table:style-name="ce7" table:formula="of:=MOD([.G45]+[.G44]+[.H43];2)" office:value-type="float" office:value="0" calcext:value-type="float">
            <text:p>0</text:p>
          </table:table-cell>
          <table:table-cell table:style-name="ce7" table:formula="of:=MOD([.H45]+[.H44]+[.I43];2)" office:value-type="float" office:value="0" calcext:value-type="float">
            <text:p>0</text:p>
          </table:table-cell>
          <table:table-cell table:style-name="ce7" table:formula="of:=MOD([.I45]+[.I44]+[.J43];2)" office:value-type="float" office:value="0" calcext:value-type="float">
            <text:p>0</text:p>
          </table:table-cell>
          <table:table-cell table:style-name="ce7" table:formula="of:=MOD([.J45]+[.J44]+[.K43];2)" office:value-type="float" office:value="0" calcext:value-type="float">
            <text:p>0</text:p>
          </table:table-cell>
          <table:table-cell table:style-name="ce7" table:formula="of:=MOD([.K45]+[.K44]+[.L43];2)" office:value-type="float" office:value="1" calcext:value-type="float">
            <text:p>1</text:p>
          </table:table-cell>
          <table:table-cell table:style-name="ce7" table:formula="of:=MOD([.L45]+[.L44]+[.M43];2)" office:value-type="float" office:value="1" calcext:value-type="float">
            <text:p>1</text:p>
          </table:table-cell>
          <table:table-cell table:style-name="ce7" table:formula="of:=MOD([.M45]+[.M44]+[.N43];2)" office:value-type="float" office:value="1" calcext:value-type="float">
            <text:p>1</text:p>
          </table:table-cell>
          <table:table-cell table:style-name="ce7" table:formula="of:=MOD([.N45]+[.N44]+[.O43];2)" office:value-type="float" office:value="1" calcext:value-type="float">
            <text:p>1</text:p>
          </table:table-cell>
          <table:table-cell table:style-name="ce7" table:formula="of:=MOD([.O45]+[.O44]+[.P43];2)" office:value-type="float" office:value="1" calcext:value-type="float">
            <text:p>1</text:p>
          </table:table-cell>
          <table:table-cell table:style-name="ce7" table:formula="of:=MOD([.P45]+[.P44]+[.Q43];2)" office:value-type="float" office:value="1" calcext:value-type="float">
            <text:p>1</text:p>
          </table:table-cell>
          <table:table-cell table:style-name="ce7" table:formula="of:=MOD([.Q45]+[.Q44]+[.R43];2)" office:value-type="float" office:value="0" calcext:value-type="float">
            <text:p>0</text:p>
          </table:table-cell>
          <table:table-cell table:style-name="ce7" table:formula="of:=MOD([.R45]+[.R44]+[.S43];2)" office:value-type="float" office:value="0" calcext:value-type="float">
            <text:p>0</text:p>
          </table:table-cell>
          <table:table-cell table:style-name="ce7" table:formula="of:=MOD([.S45]+[.S44]+[.T43];2)" office:value-type="float" office:value="0" calcext:value-type="float">
            <text:p>0</text:p>
          </table:table-cell>
          <table:table-cell table:style-name="ce7" table:formula="of:=MOD([.T45]+[.T44]+[.U43];2)" office:value-type="float" office:value="0" calcext:value-type="float">
            <text:p>0</text:p>
          </table:table-cell>
          <table:table-cell table:style-name="ce7" table:formula="of:=MOD([.U45]+[.U44]+[.V43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46]*(2^0)) + ([.T46]*(2^1)) + ([.S46]*(2^2)) + ([.R46]*(2^3)) + ([.Q46]*(2^4)) +([.P46]*(2^5)) + ([.O46]*(2^6)) + ([.N46]*(2^7)) + ([.M46]*(2^8)) + ([.L46]*(2^9)) + ([.K46]*(2^10)) + ([.J46]*(2^11)) + ([.I46]*(2^12)) + ([.H46]*(2^13)) + ([.G46]*(2^14)) - ([.F46]*(2^15))" office:value-type="float" office:value="-30752" calcext:value-type="float">
            <text:p>-30752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10]+[.C11]" office:value-type="float" office:value="-30752" calcext:value-type="float">
            <text:p>-30752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43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46:.U46]);2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43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46:.U46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46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43]+[.G43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52]+ [.F53]+ [.G51];2)" office:value-type="float" office:value="0" calcext:value-type="float">
            <text:p>0</text:p>
          </table:table-cell>
          <table:table-cell table:style-name="ce6" table:formula="of:=QUOTIENT([.G52]+ [.G53]+ [.H51];2)" office:value-type="float" office:value="0" calcext:value-type="float">
            <text:p>0</text:p>
          </table:table-cell>
          <table:table-cell table:style-name="ce6" table:formula="of:=QUOTIENT([.H52]+ [.H53]+ [.I51];2)" office:value-type="float" office:value="0" calcext:value-type="float">
            <text:p>0</text:p>
          </table:table-cell>
          <table:table-cell table:style-name="ce6" table:formula="of:=QUOTIENT([.I52]+ [.I53]+ [.J51];2)" office:value-type="float" office:value="0" calcext:value-type="float">
            <text:p>0</text:p>
          </table:table-cell>
          <table:table-cell table:style-name="ce6" table:formula="of:=QUOTIENT([.J52]+ [.J53]+ [.K51];2)" office:value-type="float" office:value="0" calcext:value-type="float">
            <text:p>0</text:p>
          </table:table-cell>
          <table:table-cell table:style-name="ce6" table:formula="of:=QUOTIENT([.K52]+ [.K53]+ [.L51];2)" office:value-type="float" office:value="0" calcext:value-type="float">
            <text:p>0</text:p>
          </table:table-cell>
          <table:table-cell table:style-name="ce6" table:formula="of:=QUOTIENT([.L52]+ [.L53]+ [.M51];2)" office:value-type="float" office:value="0" calcext:value-type="float">
            <text:p>0</text:p>
          </table:table-cell>
          <table:table-cell table:style-name="ce6" table:formula="of:=QUOTIENT([.M52]+ [.M53]+ [.N51];2)" office:value-type="float" office:value="0" calcext:value-type="float">
            <text:p>0</text:p>
          </table:table-cell>
          <table:table-cell table:style-name="ce6" table:formula="of:=QUOTIENT([.N52]+ [.N53]+ [.O51];2)" office:value-type="float" office:value="0" calcext:value-type="float">
            <text:p>0</text:p>
          </table:table-cell>
          <table:table-cell table:style-name="ce6" table:formula="of:=QUOTIENT([.O52]+ [.O53]+ [.P51];2)" office:value-type="float" office:value="0" calcext:value-type="float">
            <text:p>0</text:p>
          </table:table-cell>
          <table:table-cell table:style-name="ce6" table:formula="of:=QUOTIENT([.P52]+ [.P53]+ [.Q51];2)" office:value-type="float" office:value="0" calcext:value-type="float">
            <text:p>0</text:p>
          </table:table-cell>
          <table:table-cell table:style-name="ce6" table:formula="of:=QUOTIENT([.Q52]+ [.Q53]+ [.R51];2)" office:value-type="float" office:value="0" calcext:value-type="float">
            <text:p>0</text:p>
          </table:table-cell>
          <table:table-cell table:style-name="ce6" table:formula="of:=QUOTIENT([.R52]+ [.R53]+ [.S51];2)" office:value-type="float" office:value="0" calcext:value-type="float">
            <text:p>0</text:p>
          </table:table-cell>
          <table:table-cell table:style-name="ce6" table:formula="of:=QUOTIENT([.S52]+ [.S53]+ [.T51];2)" office:value-type="float" office:value="0" calcext:value-type="float">
            <text:p>0</text:p>
          </table:table-cell>
          <table:table-cell table:style-name="ce6" table:formula="of:=QUOTIENT([.T52]+ [.T53]+ [.U51];2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8</text:p>
          </table:table-cell>
          <table:table-cell table:style-name="ce1"/>
          <table:table-cell table:style-name="ce7" table:formula="of:=[.F18]" office:value-type="float" office:value="0" calcext:value-type="float">
            <text:p>0</text:p>
          </table:table-cell>
          <table:table-cell table:style-name="ce7" table:formula="of:=[.G18]" office:value-type="float" office:value="0" calcext:value-type="float">
            <text:p>0</text:p>
          </table:table-cell>
          <table:table-cell table:style-name="ce7" table:formula="of:=[.H18]" office:value-type="float" office:value="0" calcext:value-type="float">
            <text:p>0</text:p>
          </table:table-cell>
          <table:table-cell table:style-name="ce7" table:formula="of:=[.I18]" office:value-type="float" office:value="0" calcext:value-type="float">
            <text:p>0</text:p>
          </table:table-cell>
          <table:table-cell table:style-name="ce7" table:formula="of:=[.J18]" office:value-type="float" office:value="0" calcext:value-type="float">
            <text:p>0</text:p>
          </table:table-cell>
          <table:table-cell table:style-name="ce7" table:formula="of:=[.K18]" office:value-type="float" office:value="0" calcext:value-type="float">
            <text:p>0</text:p>
          </table:table-cell>
          <table:table-cell table:style-name="ce7" table:formula="of:=[.L18]" office:value-type="float" office:value="0" calcext:value-type="float">
            <text:p>0</text:p>
          </table:table-cell>
          <table:table-cell table:style-name="ce7" table:formula="of:=[.M18]" office:value-type="float" office:value="0" calcext:value-type="float">
            <text:p>0</text:p>
          </table:table-cell>
          <table:table-cell table:style-name="ce7" table:formula="of:=[.N18]" office:value-type="float" office:value="0" calcext:value-type="float">
            <text:p>0</text:p>
          </table:table-cell>
          <table:table-cell table:style-name="ce7" table:formula="of:=[.O18]" office:value-type="float" office:value="0" calcext:value-type="float">
            <text:p>0</text:p>
          </table:table-cell>
          <table:table-cell table:style-name="ce7" table:formula="of:=[.P18]" office:value-type="float" office:value="0" calcext:value-type="float">
            <text:p>0</text:p>
          </table:table-cell>
          <table:table-cell table:style-name="ce7" table:formula="of:=[.Q18]" office:value-type="float" office:value="0" calcext:value-type="float">
            <text:p>0</text:p>
          </table:table-cell>
          <table:table-cell table:style-name="ce7" table:formula="of:=[.R18]" office:value-type="float" office:value="0" calcext:value-type="float">
            <text:p>0</text:p>
          </table:table-cell>
          <table:table-cell table:style-name="ce7" table:formula="of:=[.S18]" office:value-type="float" office:value="0" calcext:value-type="float">
            <text:p>0</text:p>
          </table:table-cell>
          <table:table-cell table:style-name="ce7" table:formula="of:=[.T18]" office:value-type="float" office:value="0" calcext:value-type="float">
            <text:p>0</text:p>
          </table:table-cell>
          <table:table-cell table:style-name="ce7" table:formula="of:=[.U18]" office:value-type="float" office:value="0" calcext:value-type="float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8</text:p>
          </table:table-cell>
          <table:table-cell table:formula="of:=&quot;При сложении &quot;&amp;IF([.F52]=[.F53];IF([.F52]=&quot;0&quot;;&quot;двух положительных&quot;;&quot;двух отрицательных&quot;);IF([.F52]=&quot;0&quot;;&quot;положительного и отрицательного&quot;;&quot;отрицательного и положительного&quot;)) &amp;&quot; получено &quot; &amp;IF([.F54]=0; &quot;положительное число.&quot;;&quot;отрицательное число.&quot;) &amp;&quot; Результат выполениеия операции &quot; &amp;IF(AND([.W54]=[.AA54]; [.U56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двух отрицательных получено положительное число. Результат выполениеия операции неверный и некоректный,  ПРОИЗОШЛО ПЕРЕПОЛНЕНИЕ" calcext:value-type="string">
            <text:p>При сложении двух отрицательных получено положительное число. Результат выполениеия операции неверный и некоректный, <text:s/>ПРОИЗОШЛО ПЕРЕПОЛНЕНИЕ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9</text:p>
          </table:table-cell>
          <table:table-cell table:style-name="ce1"/>
          <table:table-cell table:style-name="ce8" table:formula="of:=[.F19]" office:value-type="float" office:value="0" calcext:value-type="float">
            <text:p>0</text:p>
          </table:table-cell>
          <table:table-cell table:style-name="ce8" table:formula="of:=[.G19]" office:value-type="float" office:value="0" calcext:value-type="float">
            <text:p>0</text:p>
          </table:table-cell>
          <table:table-cell table:style-name="ce8" table:formula="of:=[.H19]" office:value-type="float" office:value="1" calcext:value-type="float">
            <text:p>1</text:p>
          </table:table-cell>
          <table:table-cell table:style-name="ce8" table:formula="of:=[.I19]" office:value-type="float" office:value="1" calcext:value-type="float">
            <text:p>1</text:p>
          </table:table-cell>
          <table:table-cell table:style-name="ce8" table:formula="of:=[.J19]" office:value-type="float" office:value="1" calcext:value-type="float">
            <text:p>1</text:p>
          </table:table-cell>
          <table:table-cell table:style-name="ce8" table:formula="of:=[.K19]" office:value-type="float" office:value="1" calcext:value-type="float">
            <text:p>1</text:p>
          </table:table-cell>
          <table:table-cell table:style-name="ce8" table:formula="of:=[.L19]" office:value-type="float" office:value="1" calcext:value-type="float">
            <text:p>1</text:p>
          </table:table-cell>
          <table:table-cell table:style-name="ce8" table:formula="of:=[.M19]" office:value-type="float" office:value="1" calcext:value-type="float">
            <text:p>1</text:p>
          </table:table-cell>
          <table:table-cell table:style-name="ce8" table:formula="of:=[.N19]" office:value-type="float" office:value="0" calcext:value-type="float">
            <text:p>0</text:p>
          </table:table-cell>
          <table:table-cell table:style-name="ce8" table:formula="of:=[.O19]" office:value-type="float" office:value="0" calcext:value-type="float">
            <text:p>0</text:p>
          </table:table-cell>
          <table:table-cell table:style-name="ce8" table:formula="of:=[.P19]" office:value-type="float" office:value="0" calcext:value-type="float">
            <text:p>0</text:p>
          </table:table-cell>
          <table:table-cell table:style-name="ce8" table:formula="of:=[.Q19]" office:value-type="float" office:value="1" calcext:value-type="float">
            <text:p>1</text:p>
          </table:table-cell>
          <table:table-cell table:style-name="ce8" table:formula="of:=[.R19]" office:value-type="float" office:value="1" calcext:value-type="float">
            <text:p>1</text:p>
          </table:table-cell>
          <table:table-cell table:style-name="ce8" table:formula="of:=[.S19]" office:value-type="float" office:value="1" calcext:value-type="float">
            <text:p>1</text:p>
          </table:table-cell>
          <table:table-cell table:style-name="ce8" table:formula="of:=[.T19]" office:value-type="float" office:value="1" calcext:value-type="float">
            <text:p>1</text:p>
          </table:table-cell>
          <table:table-cell table:style-name="ce8" table:formula="of:=[.U19]" office:value-type="float" office:value="0" calcext:value-type="float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9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53]+[.F52]+[.G51];2)" office:value-type="float" office:value="0" calcext:value-type="float">
            <text:p>0</text:p>
          </table:table-cell>
          <table:table-cell table:style-name="ce7" table:formula="of:=MOD([.G53]+[.G52]+[.H51];2)" office:value-type="float" office:value="0" calcext:value-type="float">
            <text:p>0</text:p>
          </table:table-cell>
          <table:table-cell table:style-name="ce7" table:formula="of:=MOD([.H53]+[.H52]+[.I51];2)" office:value-type="float" office:value="1" calcext:value-type="float">
            <text:p>1</text:p>
          </table:table-cell>
          <table:table-cell table:style-name="ce7" table:formula="of:=MOD([.I53]+[.I52]+[.J51];2)" office:value-type="float" office:value="1" calcext:value-type="float">
            <text:p>1</text:p>
          </table:table-cell>
          <table:table-cell table:style-name="ce7" table:formula="of:=MOD([.J53]+[.J52]+[.K51];2)" office:value-type="float" office:value="1" calcext:value-type="float">
            <text:p>1</text:p>
          </table:table-cell>
          <table:table-cell table:style-name="ce7" table:formula="of:=MOD([.K53]+[.K52]+[.L51];2)" office:value-type="float" office:value="1" calcext:value-type="float">
            <text:p>1</text:p>
          </table:table-cell>
          <table:table-cell table:style-name="ce7" table:formula="of:=MOD([.L53]+[.L52]+[.M51];2)" office:value-type="float" office:value="1" calcext:value-type="float">
            <text:p>1</text:p>
          </table:table-cell>
          <table:table-cell table:style-name="ce7" table:formula="of:=MOD([.M53]+[.M52]+[.N51];2)" office:value-type="float" office:value="1" calcext:value-type="float">
            <text:p>1</text:p>
          </table:table-cell>
          <table:table-cell table:style-name="ce7" table:formula="of:=MOD([.N53]+[.N52]+[.O51];2)" office:value-type="float" office:value="0" calcext:value-type="float">
            <text:p>0</text:p>
          </table:table-cell>
          <table:table-cell table:style-name="ce7" table:formula="of:=MOD([.O53]+[.O52]+[.P51];2)" office:value-type="float" office:value="0" calcext:value-type="float">
            <text:p>0</text:p>
          </table:table-cell>
          <table:table-cell table:style-name="ce7" table:formula="of:=MOD([.P53]+[.P52]+[.Q51];2)" office:value-type="float" office:value="0" calcext:value-type="float">
            <text:p>0</text:p>
          </table:table-cell>
          <table:table-cell table:style-name="ce7" table:formula="of:=MOD([.Q53]+[.Q52]+[.R51];2)" office:value-type="float" office:value="1" calcext:value-type="float">
            <text:p>1</text:p>
          </table:table-cell>
          <table:table-cell table:style-name="ce7" table:formula="of:=MOD([.R53]+[.R52]+[.S51];2)" office:value-type="float" office:value="1" calcext:value-type="float">
            <text:p>1</text:p>
          </table:table-cell>
          <table:table-cell table:style-name="ce7" table:formula="of:=MOD([.S53]+[.S52]+[.T51];2)" office:value-type="float" office:value="1" calcext:value-type="float">
            <text:p>1</text:p>
          </table:table-cell>
          <table:table-cell table:style-name="ce7" table:formula="of:=MOD([.T53]+[.T52]+[.U51];2)" office:value-type="float" office:value="1" calcext:value-type="float">
            <text:p>1</text:p>
          </table:table-cell>
          <table:table-cell table:style-name="ce7" table:formula="of:=MOD([.U53]+[.U52]+[.V51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54]*(2^0)) + ([.T54]*(2^1)) + ([.S54]*(2^2)) + ([.R54]*(2^3)) + ([.Q54]*(2^4)) +([.P54]*(2^5)) + ([.O54]*(2^6)) + ([.N54]*(2^7)) + ([.M54]*(2^8)) + ([.L54]*(2^9)) + ([.K54]*(2^10)) + ([.J54]*(2^11)) + ([.I54]*(2^12)) + ([.H54]*(2^13)) + ([.G54]*(2^14)) - ([.F54]*(2^15))" office:value-type="float" office:value="16158" calcext:value-type="float">
            <text:p>16158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11]+[.C12]" office:value-type="float" office:value="-46390" calcext:value-type="float">
            <text:p>-4639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51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54:.U54]);2) = 0; 1;0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51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54:.U54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54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51]+[.G51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60]+ [.F61]+ [.G59];2)" office:value-type="float" office:value="0" calcext:value-type="float">
            <text:p>0</text:p>
          </table:table-cell>
          <table:table-cell table:style-name="ce6" table:formula="of:=QUOTIENT([.G60]+ [.G61]+ [.H59];2)" office:value-type="float" office:value="0" calcext:value-type="float">
            <text:p>0</text:p>
          </table:table-cell>
          <table:table-cell table:style-name="ce6" table:formula="of:=QUOTIENT([.H60]+ [.H61]+ [.I59];2)" office:value-type="float" office:value="0" calcext:value-type="float">
            <text:p>0</text:p>
          </table:table-cell>
          <table:table-cell table:style-name="ce6" table:formula="of:=QUOTIENT([.I60]+ [.I61]+ [.J59];2)" office:value-type="float" office:value="0" calcext:value-type="float">
            <text:p>0</text:p>
          </table:table-cell>
          <table:table-cell table:style-name="ce6" table:formula="of:=QUOTIENT([.J60]+ [.J61]+ [.K59];2)" office:value-type="float" office:value="0" calcext:value-type="float">
            <text:p>0</text:p>
          </table:table-cell>
          <table:table-cell table:style-name="ce6" table:formula="of:=QUOTIENT([.K60]+ [.K61]+ [.L59];2)" office:value-type="float" office:value="0" calcext:value-type="float">
            <text:p>0</text:p>
          </table:table-cell>
          <table:table-cell table:style-name="ce6" table:formula="of:=QUOTIENT([.L60]+ [.L61]+ [.M59];2)" office:value-type="float" office:value="1" calcext:value-type="float">
            <text:p>1</text:p>
          </table:table-cell>
          <table:table-cell table:style-name="ce6" table:formula="of:=QUOTIENT([.M60]+ [.M61]+ [.N59];2)" office:value-type="float" office:value="0" calcext:value-type="float">
            <text:p>0</text:p>
          </table:table-cell>
          <table:table-cell table:style-name="ce6" table:formula="of:=QUOTIENT([.N60]+ [.N61]+ [.O59];2)" office:value-type="float" office:value="0" calcext:value-type="float">
            <text:p>0</text:p>
          </table:table-cell>
          <table:table-cell table:style-name="ce6" table:formula="of:=QUOTIENT([.O60]+ [.O61]+ [.P59];2)" office:value-type="float" office:value="0" calcext:value-type="float">
            <text:p>0</text:p>
          </table:table-cell>
          <table:table-cell table:style-name="ce6" table:formula="of:=QUOTIENT([.P60]+ [.P61]+ [.Q59];2)" office:value-type="float" office:value="0" calcext:value-type="float">
            <text:p>0</text:p>
          </table:table-cell>
          <table:table-cell table:style-name="ce6" table:formula="of:=QUOTIENT([.Q60]+ [.Q61]+ [.R59];2)" office:value-type="float" office:value="0" calcext:value-type="float">
            <text:p>0</text:p>
          </table:table-cell>
          <table:table-cell table:style-name="ce6" table:formula="of:=QUOTIENT([.R60]+ [.R61]+ [.S59];2)" office:value-type="float" office:value="1" calcext:value-type="float">
            <text:p>1</text:p>
          </table:table-cell>
          <table:table-cell table:style-name="ce6" table:formula="of:=QUOTIENT([.S60]+ [.S61]+ [.T59];2)" office:value-type="float" office:value="0" calcext:value-type="float">
            <text:p>0</text:p>
          </table:table-cell>
          <table:table-cell table:style-name="ce6" table:formula="of:=QUOTIENT([.T60]+ [.T61]+ [.U59];2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1</text:p>
          </table:table-cell>
          <table:table-cell table:style-name="ce1"/>
          <table:table-cell table:style-name="ce7" table:formula="of:=[.F4]" office:value-type="string" office:string-value="0" calcext:value-type="string">
            <text:p>0</text:p>
          </table:table-cell>
          <table:table-cell table:style-name="ce7" table:formula="of:=[.G4]" office:value-type="string" office:string-value="0" calcext:value-type="string">
            <text:p>0</text:p>
          </table:table-cell>
          <table:table-cell table:style-name="ce7" table:formula="of:=[.H4]" office:value-type="string" office:string-value="1" calcext:value-type="string">
            <text:p>1</text:p>
          </table:table-cell>
          <table:table-cell table:style-name="ce7" table:formula="of:=[.I4]" office:value-type="string" office:string-value="1" calcext:value-type="string">
            <text:p>1</text:p>
          </table:table-cell>
          <table:table-cell table:style-name="ce7" table:formula="of:=[.J4]" office:value-type="string" office:string-value="1" calcext:value-type="string">
            <text:p>1</text:p>
          </table:table-cell>
          <table:table-cell table:style-name="ce7" table:formula="of:=[.K4]" office:value-type="string" office:string-value="0" calcext:value-type="string">
            <text:p>0</text:p>
          </table:table-cell>
          <table:table-cell table:style-name="ce7" table:formula="of:=[.L4]" office:value-type="string" office:string-value="1" calcext:value-type="string">
            <text:p>1</text:p>
          </table:table-cell>
          <table:table-cell table:style-name="ce7" table:formula="of:=[.M4]" office:value-type="string" office:string-value="1" calcext:value-type="string">
            <text:p>1</text:p>
          </table:table-cell>
          <table:table-cell table:style-name="ce7" table:formula="of:=[.N4]" office:value-type="string" office:string-value="0" calcext:value-type="string">
            <text:p>0</text:p>
          </table:table-cell>
          <table:table-cell table:style-name="ce7" table:formula="of:=[.O4]" office:value-type="string" office:string-value="0" calcext:value-type="string">
            <text:p>0</text:p>
          </table:table-cell>
          <table:table-cell table:style-name="ce7" table:formula="of:=[.P4]" office:value-type="string" office:string-value="0" calcext:value-type="string">
            <text:p>0</text:p>
          </table:table-cell>
          <table:table-cell table:style-name="ce7" table:formula="of:=[.Q4]" office:value-type="string" office:string-value="0" calcext:value-type="string">
            <text:p>0</text:p>
          </table:table-cell>
          <table:table-cell table:style-name="ce7" table:formula="of:=[.R4]" office:value-type="string" office:string-value="1" calcext:value-type="string">
            <text:p>1</text:p>
          </table:table-cell>
          <table:table-cell table:style-name="ce7" table:formula="of:=[.S4]" office:value-type="string" office:string-value="0" calcext:value-type="string">
            <text:p>0</text:p>
          </table:table-cell>
          <table:table-cell table:style-name="ce7" table:formula="of:=[.T4]" office:value-type="string" office:string-value="1" calcext:value-type="string">
            <text:p>1</text:p>
          </table:table-cell>
          <table:table-cell table:style-name="ce7" table:formula="of:=[.U4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1</text:p>
          </table:table-cell>
          <table:table-cell table:formula="of:=&quot;При сложении &quot;&amp;IF([.F60]=[.F61];IF([.F60]=&quot;0&quot;;&quot;двух положительных&quot;;&quot;двух отрицательных&quot;);IF([.F60]=&quot;0&quot;;&quot;положительного и отрицательного&quot;;&quot;отрицательного и положительного&quot;)) &amp;&quot; получено &quot; &amp;IF([.F62]=0; &quot;положительное число.&quot;;&quot;отрицательное число.&quot;) &amp;&quot; Результат выполениеия операции &quot; &amp;IF(AND([.W62]=[.AA62]; [.U64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положительного и отрицательного получено отрицательное число. Результат выполениеия операции верный и коректный, сопадает с суммой десятичных эквивалентов. " calcext:value-type="string">
            <text:p>При сложении положительного и отрицательного получено отрицательное число. Результат выполениеия операции верный и коректный, сопадает с суммой десятичных эквивалентов.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8</text:p>
          </table:table-cell>
          <table:table-cell table:style-name="ce1"/>
          <table:table-cell table:style-name="ce8" table:formula="of:=[.F11]" office:value-type="string" office:string-value="1" calcext:value-type="string">
            <text:p>1</text:p>
          </table:table-cell>
          <table:table-cell table:style-name="ce8" table:formula="of:=[.G11]" office:value-type="string" office:string-value="1" calcext:value-type="string">
            <text:p>1</text:p>
          </table:table-cell>
          <table:table-cell table:style-name="ce8" table:formula="of:=[.H11]" office:value-type="string" office:string-value="0" calcext:value-type="string">
            <text:p>0</text:p>
          </table:table-cell>
          <table:table-cell table:style-name="ce8" table:formula="of:=[.I11]" office:value-type="string" office:string-value="0" calcext:value-type="string">
            <text:p>0</text:p>
          </table:table-cell>
          <table:table-cell table:style-name="ce8" table:formula="of:=[.J11]" office:value-type="string" office:string-value="0" calcext:value-type="string">
            <text:p>0</text:p>
          </table:table-cell>
          <table:table-cell table:style-name="ce8" table:formula="of:=[.K11]" office:value-type="string" office:string-value="0" calcext:value-type="string">
            <text:p>0</text:p>
          </table:table-cell>
          <table:table-cell table:style-name="ce8" table:formula="of:=[.L11]" office:value-type="string" office:string-value="1" calcext:value-type="string">
            <text:p>1</text:p>
          </table:table-cell>
          <table:table-cell table:style-name="ce8" table:formula="of:=[.M11]" office:value-type="string" office:string-value="0" calcext:value-type="string">
            <text:p>0</text:p>
          </table:table-cell>
          <table:table-cell table:style-name="ce8" table:formula="of:=[.N11]" office:value-type="string" office:string-value="1" calcext:value-type="string">
            <text:p>1</text:p>
          </table:table-cell>
          <table:table-cell table:style-name="ce8" table:formula="of:=[.O11]" office:value-type="string" office:string-value="1" calcext:value-type="string">
            <text:p>1</text:p>
          </table:table-cell>
          <table:table-cell table:style-name="ce8" table:formula="of:=[.P11]" office:value-type="string" office:string-value="1" calcext:value-type="string">
            <text:p>1</text:p>
          </table:table-cell>
          <table:table-cell table:style-name="ce8" table:formula="of:=[.Q11]" office:value-type="string" office:string-value="0" calcext:value-type="string">
            <text:p>0</text:p>
          </table:table-cell>
          <table:table-cell table:style-name="ce8" table:formula="of:=[.R11]" office:value-type="string" office:string-value="1" calcext:value-type="string">
            <text:p>1</text:p>
          </table:table-cell>
          <table:table-cell table:style-name="ce8" table:formula="of:=[.S11]" office:value-type="string" office:string-value="0" calcext:value-type="string">
            <text:p>0</text:p>
          </table:table-cell>
          <table:table-cell table:style-name="ce8" table:formula="of:=[.T11]" office:value-type="string" office:string-value="1" calcext:value-type="string">
            <text:p>1</text:p>
          </table:table-cell>
          <table:table-cell table:style-name="ce8" table:formula="of:=[.U11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8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61]+[.F60]+[.G59];2)" office:value-type="float" office:value="1" calcext:value-type="float">
            <text:p>1</text:p>
          </table:table-cell>
          <table:table-cell table:style-name="ce7" table:formula="of:=MOD([.G61]+[.G60]+[.H59];2)" office:value-type="float" office:value="1" calcext:value-type="float">
            <text:p>1</text:p>
          </table:table-cell>
          <table:table-cell table:style-name="ce7" table:formula="of:=MOD([.H61]+[.H60]+[.I59];2)" office:value-type="float" office:value="1" calcext:value-type="float">
            <text:p>1</text:p>
          </table:table-cell>
          <table:table-cell table:style-name="ce7" table:formula="of:=MOD([.I61]+[.I60]+[.J59];2)" office:value-type="float" office:value="1" calcext:value-type="float">
            <text:p>1</text:p>
          </table:table-cell>
          <table:table-cell table:style-name="ce7" table:formula="of:=MOD([.J61]+[.J60]+[.K59];2)" office:value-type="float" office:value="1" calcext:value-type="float">
            <text:p>1</text:p>
          </table:table-cell>
          <table:table-cell table:style-name="ce7" table:formula="of:=MOD([.K61]+[.K60]+[.L59];2)" office:value-type="float" office:value="1" calcext:value-type="float">
            <text:p>1</text:p>
          </table:table-cell>
          <table:table-cell table:style-name="ce7" table:formula="of:=MOD([.L61]+[.L60]+[.M59];2)" office:value-type="float" office:value="0" calcext:value-type="float">
            <text:p>0</text:p>
          </table:table-cell>
          <table:table-cell table:style-name="ce7" table:formula="of:=MOD([.M61]+[.M60]+[.N59];2)" office:value-type="float" office:value="1" calcext:value-type="float">
            <text:p>1</text:p>
          </table:table-cell>
          <table:table-cell table:style-name="ce7" table:formula="of:=MOD([.N61]+[.N60]+[.O59];2)" office:value-type="float" office:value="1" calcext:value-type="float">
            <text:p>1</text:p>
          </table:table-cell>
          <table:table-cell table:style-name="ce7" table:formula="of:=MOD([.O61]+[.O60]+[.P59];2)" office:value-type="float" office:value="1" calcext:value-type="float">
            <text:p>1</text:p>
          </table:table-cell>
          <table:table-cell table:style-name="ce7" table:formula="of:=MOD([.P61]+[.P60]+[.Q59];2)" office:value-type="float" office:value="1" calcext:value-type="float">
            <text:p>1</text:p>
          </table:table-cell>
          <table:table-cell table:style-name="ce7" table:formula="of:=MOD([.Q61]+[.Q60]+[.R59];2)" office:value-type="float" office:value="1" calcext:value-type="float">
            <text:p>1</text:p>
          </table:table-cell>
          <table:table-cell table:style-name="ce7" table:formula="of:=MOD([.R61]+[.R60]+[.S59];2)" office:value-type="float" office:value="0" calcext:value-type="float">
            <text:p>0</text:p>
          </table:table-cell>
          <table:table-cell table:style-name="ce7" table:formula="of:=MOD([.S61]+[.S60]+[.T59];2)" office:value-type="float" office:value="1" calcext:value-type="float">
            <text:p>1</text:p>
          </table:table-cell>
          <table:table-cell table:style-name="ce7" table:formula="of:=MOD([.T61]+[.T60]+[.U59];2)" office:value-type="float" office:value="0" calcext:value-type="float">
            <text:p>0</text:p>
          </table:table-cell>
          <table:table-cell table:style-name="ce7" table:formula="of:=MOD([.U61]+[.U60]+[.V59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62]*(2^0)) + ([.T62]*(2^1)) + ([.S62]*(2^2)) + ([.R62]*(2^3)) + ([.Q62]*(2^4)) +([.P62]*(2^5)) + ([.O62]*(2^6)) + ([.N62]*(2^7)) + ([.M62]*(2^8)) + ([.L62]*(2^9)) + ([.K62]*(2^10)) + ([.J62]*(2^11)) + ([.I62]*(2^12)) + ([.H62]*(2^13)) + ([.G62]*(2^14)) - ([.F62]*(2^15))" office:value-type="float" office:value="-524" calcext:value-type="float">
            <text:p>-524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4]+[.C11]" office:value-type="float" office:value="-524" calcext:value-type="float">
            <text:p>-524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59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62:.U62]);2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59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62:.U62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62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59]+[.G59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5"/>
          <table:table-cell table:style-name="ce6" table:formula="of:=QUOTIENT([.F68]+ [.F69]+ [.G67];2)" office:value-type="float" office:value="1" calcext:value-type="float">
            <text:p>1</text:p>
          </table:table-cell>
          <table:table-cell table:style-name="ce6" table:formula="of:=QUOTIENT([.G68]+ [.G69]+ [.H67];2)" office:value-type="float" office:value="1" calcext:value-type="float">
            <text:p>1</text:p>
          </table:table-cell>
          <table:table-cell table:style-name="ce6" table:formula="of:=QUOTIENT([.H68]+ [.H69]+ [.I67];2)" office:value-type="float" office:value="1" calcext:value-type="float">
            <text:p>1</text:p>
          </table:table-cell>
          <table:table-cell table:style-name="ce6" table:formula="of:=QUOTIENT([.I68]+ [.I69]+ [.J67];2)" office:value-type="float" office:value="1" calcext:value-type="float">
            <text:p>1</text:p>
          </table:table-cell>
          <table:table-cell table:style-name="ce6" table:formula="of:=QUOTIENT([.J68]+ [.J69]+ [.K67];2)" office:value-type="float" office:value="1" calcext:value-type="float">
            <text:p>1</text:p>
          </table:table-cell>
          <table:table-cell table:style-name="ce6" table:formula="of:=QUOTIENT([.K68]+ [.K69]+ [.L67];2)" office:value-type="float" office:value="0" calcext:value-type="float">
            <text:p>0</text:p>
          </table:table-cell>
          <table:table-cell table:style-name="ce6" table:formula="of:=QUOTIENT([.L68]+ [.L69]+ [.M67];2)" office:value-type="float" office:value="0" calcext:value-type="float">
            <text:p>0</text:p>
          </table:table-cell>
          <table:table-cell table:style-name="ce6" table:formula="of:=QUOTIENT([.M68]+ [.M69]+ [.N67];2)" office:value-type="float" office:value="1" calcext:value-type="float">
            <text:p>1</text:p>
          </table:table-cell>
          <table:table-cell table:style-name="ce6" table:formula="of:=QUOTIENT([.N68]+ [.N69]+ [.O67];2)" office:value-type="float" office:value="1" calcext:value-type="float">
            <text:p>1</text:p>
          </table:table-cell>
          <table:table-cell table:style-name="ce6" table:formula="of:=QUOTIENT([.O68]+ [.O69]+ [.P67];2)" office:value-type="float" office:value="1" calcext:value-type="float">
            <text:p>1</text:p>
          </table:table-cell>
          <table:table-cell table:style-name="ce6" table:formula="of:=QUOTIENT([.P68]+ [.P69]+ [.Q67];2)" office:value-type="float" office:value="1" calcext:value-type="float">
            <text:p>1</text:p>
          </table:table-cell>
          <table:table-cell table:style-name="ce6" table:formula="of:=QUOTIENT([.Q68]+ [.Q69]+ [.R67];2)" office:value-type="float" office:value="0" calcext:value-type="float">
            <text:p>0</text:p>
          </table:table-cell>
          <table:table-cell table:style-name="ce6" table:formula="of:=QUOTIENT([.R68]+ [.R69]+ [.S67];2)" office:value-type="float" office:value="0" calcext:value-type="float">
            <text:p>0</text:p>
          </table:table-cell>
          <table:table-cell table:style-name="ce6" table:formula="of:=QUOTIENT([.S68]+ [.S69]+ [.T67];2)" office:value-type="float" office:value="0" calcext:value-type="float">
            <text:p>0</text:p>
          </table:table-cell>
          <table:table-cell table:style-name="ce6" table:formula="of:=QUOTIENT([.T68]+ [.T69]+ [.U67];2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11</text:p>
          </table:table-cell>
          <table:table-cell table:style-name="ce1"/>
          <table:table-cell table:style-name="ce7" table:formula="of:=[.F14]" office:value-type="string" office:string-value="1" calcext:value-type="string">
            <text:p>1</text:p>
          </table:table-cell>
          <table:table-cell table:style-name="ce7" table:formula="of:=[.G14]" office:value-type="string" office:string-value="1" calcext:value-type="string">
            <text:p>1</text:p>
          </table:table-cell>
          <table:table-cell table:style-name="ce7" table:formula="of:=[.H14]" office:value-type="string" office:string-value="1" calcext:value-type="string">
            <text:p>1</text:p>
          </table:table-cell>
          <table:table-cell table:style-name="ce7" table:formula="of:=[.I14]" office:value-type="string" office:string-value="1" calcext:value-type="string">
            <text:p>1</text:p>
          </table:table-cell>
          <table:table-cell table:style-name="ce7" table:formula="of:=[.J14]" office:value-type="string" office:string-value="1" calcext:value-type="string">
            <text:p>1</text:p>
          </table:table-cell>
          <table:table-cell table:style-name="ce7" table:formula="of:=[.K14]" office:value-type="string" office:string-value="1" calcext:value-type="string">
            <text:p>1</text:p>
          </table:table-cell>
          <table:table-cell table:style-name="ce7" table:formula="of:=[.L14]" office:value-type="string" office:string-value="0" calcext:value-type="string">
            <text:p>0</text:p>
          </table:table-cell>
          <table:table-cell table:style-name="ce7" table:formula="of:=[.M14]" office:value-type="string" office:string-value="1" calcext:value-type="string">
            <text:p>1</text:p>
          </table:table-cell>
          <table:table-cell table:style-name="ce7" table:formula="of:=[.N14]" office:value-type="string" office:string-value="1" calcext:value-type="string">
            <text:p>1</text:p>
          </table:table-cell>
          <table:table-cell table:style-name="ce7" table:formula="of:=[.O14]" office:value-type="string" office:string-value="1" calcext:value-type="string">
            <text:p>1</text:p>
          </table:table-cell>
          <table:table-cell table:style-name="ce7" table:formula="of:=[.P14]" office:value-type="string" office:string-value="1" calcext:value-type="string">
            <text:p>1</text:p>
          </table:table-cell>
          <table:table-cell table:style-name="ce7" table:formula="of:=[.Q14]" office:value-type="string" office:string-value="1" calcext:value-type="string">
            <text:p>1</text:p>
          </table:table-cell>
          <table:table-cell table:style-name="ce7" table:formula="of:=[.R14]" office:value-type="string" office:string-value="0" calcext:value-type="string">
            <text:p>0</text:p>
          </table:table-cell>
          <table:table-cell table:style-name="ce7" table:formula="of:=[.S14]" office:value-type="string" office:string-value="1" calcext:value-type="string">
            <text:p>1</text:p>
          </table:table-cell>
          <table:table-cell table:style-name="ce7" table:formula="of:=[.T14]" office:value-type="string" office:string-value="0" calcext:value-type="string">
            <text:p>0</text:p>
          </table:table-cell>
          <table:table-cell table:style-name="ce7" table:formula="of:=[.U14]" office:value-type="string" office:string-value="0" calcext:value-type="string">
            <text:p>0</text:p>
          </table:table-cell>
          <table:table-cell table:style-name="ce9"/>
          <table:table-cell table:style-name="ce11" table:number-columns-repeated="2"/>
          <table:table-cell table:number-columns-repeated="2"/>
          <table:table-cell table:style-name="ce1" office:value-type="string" calcext:value-type="string">
            <text:p>B11</text:p>
          </table:table-cell>
          <table:table-cell table:formula="of:=&quot;При сложении &quot;&amp;IF([.F68]=[.F69];IF([.F68]=&quot;0&quot;;&quot;двух положительных&quot;;&quot;двух отрицательных&quot;);IF([.F68]=&quot;0&quot;;&quot;положительного и отрицательного&quot;;&quot;отрицательного и положительного&quot;)) &amp;&quot; получено &quot; &amp;IF([.F70]=0; &quot;положительное число.&quot;;&quot;отрицательное число.&quot;) &amp;&quot; Результат выполениеия операции &quot; &amp;IF(AND([.W70]=[.AA70]; [.U72]=0); &quot;верный и коректный, сопадает с суммой десятичных эквивалентов. &quot;; &quot;неверный и некоректный,  ПРОИЗОШЛО ПЕРЕПОЛНЕНИЕ&quot;)" office:value-type="string" office:string-value="При сложении отрицательного и положительного получено положительное число. Результат выполениеия операции верный и коректный, сопадает с суммой десятичных эквивалентов. " calcext:value-type="string">
            <text:p>При сложении отрицательного и положительного получено положительное число. Результат выполениеия операции верный и коректный, сопадает с суммой десятичных эквивалентов.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B3</text:p>
          </table:table-cell>
          <table:table-cell table:style-name="ce1"/>
          <table:table-cell table:style-name="ce8" table:formula="of:=[.F6]" office:value-type="string" office:string-value="0" calcext:value-type="string">
            <text:p>0</text:p>
          </table:table-cell>
          <table:table-cell table:style-name="ce8" table:formula="of:=[.G6]" office:value-type="string" office:string-value="1" calcext:value-type="string">
            <text:p>1</text:p>
          </table:table-cell>
          <table:table-cell table:style-name="ce8" table:formula="of:=[.H6]" office:value-type="string" office:string-value="1" calcext:value-type="string">
            <text:p>1</text:p>
          </table:table-cell>
          <table:table-cell table:style-name="ce8" table:formula="of:=[.I6]" office:value-type="string" office:string-value="1" calcext:value-type="string">
            <text:p>1</text:p>
          </table:table-cell>
          <table:table-cell table:style-name="ce8" table:formula="of:=[.J6]" office:value-type="string" office:string-value="1" calcext:value-type="string">
            <text:p>1</text:p>
          </table:table-cell>
          <table:table-cell table:style-name="ce8" table:formula="of:=[.K6]" office:value-type="string" office:string-value="0" calcext:value-type="string">
            <text:p>0</text:p>
          </table:table-cell>
          <table:table-cell table:style-name="ce8" table:formula="of:=[.L6]" office:value-type="string" office:string-value="0" calcext:value-type="string">
            <text:p>0</text:p>
          </table:table-cell>
          <table:table-cell table:style-name="ce8" table:formula="of:=[.M6]" office:value-type="string" office:string-value="0" calcext:value-type="string">
            <text:p>0</text:p>
          </table:table-cell>
          <table:table-cell table:style-name="ce8" table:formula="of:=[.N6]" office:value-type="string" office:string-value="0" calcext:value-type="string">
            <text:p>0</text:p>
          </table:table-cell>
          <table:table-cell table:style-name="ce8" table:formula="of:=[.O6]" office:value-type="string" office:string-value="0" calcext:value-type="string">
            <text:p>0</text:p>
          </table:table-cell>
          <table:table-cell table:style-name="ce8" table:formula="of:=[.P6]" office:value-type="string" office:string-value="1" calcext:value-type="string">
            <text:p>1</text:p>
          </table:table-cell>
          <table:table-cell table:style-name="ce8" table:formula="of:=[.Q6]" office:value-type="string" office:string-value="0" calcext:value-type="string">
            <text:p>0</text:p>
          </table:table-cell>
          <table:table-cell table:style-name="ce8" table:formula="of:=[.R6]" office:value-type="string" office:string-value="0" calcext:value-type="string">
            <text:p>0</text:p>
          </table:table-cell>
          <table:table-cell table:style-name="ce8" table:formula="of:=[.S6]" office:value-type="string" office:string-value="0" calcext:value-type="string">
            <text:p>0</text:p>
          </table:table-cell>
          <table:table-cell table:style-name="ce8" table:formula="of:=[.T6]" office:value-type="string" office:string-value="0" calcext:value-type="string">
            <text:p>0</text:p>
          </table:table-cell>
          <table:table-cell table:style-name="ce8" table:formula="of:=[.U6]" office:value-type="string" office:string-value="0" calcext:value-type="string">
            <text:p>0</text:p>
          </table:table-cell>
          <table:table-cell table:style-name="ce8" table:number-columns-repeated="3"/>
          <table:table-cell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B3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formula="of:=MOD([.F69]+[.F68]+[.G67];2)" office:value-type="float" office:value="0" calcext:value-type="float">
            <text:p>0</text:p>
          </table:table-cell>
          <table:table-cell table:style-name="ce7" table:formula="of:=MOD([.G69]+[.G68]+[.H67];2)" office:value-type="float" office:value="1" calcext:value-type="float">
            <text:p>1</text:p>
          </table:table-cell>
          <table:table-cell table:style-name="ce7" table:formula="of:=MOD([.H69]+[.H68]+[.I67];2)" office:value-type="float" office:value="1" calcext:value-type="float">
            <text:p>1</text:p>
          </table:table-cell>
          <table:table-cell table:style-name="ce7" table:formula="of:=MOD([.I69]+[.I68]+[.J67];2)" office:value-type="float" office:value="1" calcext:value-type="float">
            <text:p>1</text:p>
          </table:table-cell>
          <table:table-cell table:style-name="ce7" table:formula="of:=MOD([.J69]+[.J68]+[.K67];2)" office:value-type="float" office:value="0" calcext:value-type="float">
            <text:p>0</text:p>
          </table:table-cell>
          <table:table-cell table:style-name="ce7" table:formula="of:=MOD([.K69]+[.K68]+[.L67];2)" office:value-type="float" office:value="1" calcext:value-type="float">
            <text:p>1</text:p>
          </table:table-cell>
          <table:table-cell table:style-name="ce7" table:formula="of:=MOD([.L69]+[.L68]+[.M67];2)" office:value-type="float" office:value="1" calcext:value-type="float">
            <text:p>1</text:p>
          </table:table-cell>
          <table:table-cell table:style-name="ce7" table:formula="of:=MOD([.M69]+[.M68]+[.N67];2)" office:value-type="float" office:value="0" calcext:value-type="float">
            <text:p>0</text:p>
          </table:table-cell>
          <table:table-cell table:style-name="ce7" table:formula="of:=MOD([.N69]+[.N68]+[.O67];2)" office:value-type="float" office:value="0" calcext:value-type="float">
            <text:p>0</text:p>
          </table:table-cell>
          <table:table-cell table:style-name="ce7" table:formula="of:=MOD([.O69]+[.O68]+[.P67];2)" office:value-type="float" office:value="0" calcext:value-type="float">
            <text:p>0</text:p>
          </table:table-cell>
          <table:table-cell table:style-name="ce7" table:formula="of:=MOD([.P69]+[.P68]+[.Q67];2)" office:value-type="float" office:value="0" calcext:value-type="float">
            <text:p>0</text:p>
          </table:table-cell>
          <table:table-cell table:style-name="ce7" table:formula="of:=MOD([.Q69]+[.Q68]+[.R67];2)" office:value-type="float" office:value="1" calcext:value-type="float">
            <text:p>1</text:p>
          </table:table-cell>
          <table:table-cell table:style-name="ce7" table:formula="of:=MOD([.R69]+[.R68]+[.S67];2)" office:value-type="float" office:value="0" calcext:value-type="float">
            <text:p>0</text:p>
          </table:table-cell>
          <table:table-cell table:style-name="ce7" table:formula="of:=MOD([.S69]+[.S68]+[.T67];2)" office:value-type="float" office:value="1" calcext:value-type="float">
            <text:p>1</text:p>
          </table:table-cell>
          <table:table-cell table:style-name="ce7" table:formula="of:=MOD([.T69]+[.T68]+[.U67];2)" office:value-type="float" office:value="0" calcext:value-type="float">
            <text:p>0</text:p>
          </table:table-cell>
          <table:table-cell table:style-name="ce7" table:formula="of:=MOD([.U69]+[.U68]+[.V67];2)" office:value-type="float" office:value="0" calcext:value-type="float">
            <text:p>0</text:p>
          </table:table-cell>
          <table:table-cell table:style-name="ce10" office:value-type="string" calcext:value-type="string">
            <text:p>(2)=</text:p>
          </table:table-cell>
          <table:table-cell table:formula="of:=([.U70]*(2^0)) + ([.T70]*(2^1)) + ([.S70]*(2^2)) + ([.R70]*(2^3)) + ([.Q70]*(2^4)) +([.P70]*(2^5)) + ([.O70]*(2^6)) + ([.N70]*(2^7)) + ([.M70]*(2^8)) + ([.L70]*(2^9)) + ([.K70]*(2^10)) + ([.J70]*(2^11)) + ([.I70]*(2^12)) + ([.H70]*(2^13)) + ([.G70]*(2^14)) - ([.F70]*(2^15))" office:value-type="float" office:value="30228" calcext:value-type="float">
            <text:p>30228</text:p>
          </table:table-cell>
          <table:table-cell table:style-name="ce12" office:value-type="string" calcext:value-type="string">
            <text:p>(10)</text:p>
          </table:table-cell>
          <table:table-cell table:number-columns-repeated="2"/>
          <table:table-cell table:formula="of:=[.C14]+[.C6]" office:value-type="float" office:value="30228" calcext:value-type="float">
            <text:p>30228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CF=</text:p>
          </table:table-cell>
          <table:table-cell table:style-name="ce3" table:formula="of:=[.F67]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PF=</text:p>
          </table:table-cell>
          <table:table-cell table:style-name="ce3" table:formula="of:=IF(MOD(SUM([.N70:.U70]);2) = 0; 1;0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F=</text:p>
          </table:table-cell>
          <table:table-cell table:style-name="ce3" table:formula="of:=[.R67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ZF=</text:p>
          </table:table-cell>
          <table:table-cell table:style-name="ce3" table:formula="of:=IF(SUM([.G70:.U70]) = 0; 1;0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F=</text:p>
          </table:table-cell>
          <table:table-cell table:style-name="ce3" table:formula="of:=[.F70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OF=</text:p>
          </table:table-cell>
          <table:table-cell table:style-name="ce3" table:formula="of:=MOD([.F67]+[.G67];2)" office:value-type="float" office:value="0" calcext:value-type="float">
            <text:p>0</text:p>
          </table:table-cell>
          <table:table-cell table:number-columns-repeated="7"/>
        </table:table-row>
        <calcext:conditional-formats>
          <calcext:conditional-format calcext:target-range-address="Лист1.F4:Лист1.U9">
            <calcext:condition calcext:apply-style-name="Без имени3" calcext:value="=&quot;0&quot;" calcext:base-cell-address="Лист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0000"/>
    </style:style>
    <style:style style:name="Без_20_имени2" style:display-name="Без имени2" style:family="table-cell" style:parent-style-name="Default">
      <style:table-cell-properties fo:background-color="#720000" style:diagonal-bl-tr="none" style:diagonal-tl-br="none"/>
      <style:text-properties fo:color="#000000"/>
    </style:style>
    <style:style style:name="Без_20_имени3" style:display-name="Без имени3" style:family="table-cell" style:parent-style-name="Default">
      <style:table-cell-properties fo:background-color="#ffff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Караганов Павел Эдуардович</text:p>
        <text:p>Вариант 13</text:p>
        <text:p>Lab5.ods</text:p>
      </style:header>
      <style:header-left style:display="false"/>
      <style:header-first style:display="false"/>
      <style:footer>
        <text:p><text:time>00:00:00</text:time><text:s/></text:p>
        <text:p><text:date style:data-style-name="N2" text:date-value="2024-12-02">00.00.0000</text:dat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.00.0000</text:date>, <text:time style:data-style-name="N2" text:time-value="03:58:23.47297959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2:43:04.952091952</meta:creation-date>
    <meta:generator>LibreOffice/24.2.7.2$Linux_X86_64 LibreOffice_project/420$Build-2</meta:generator>
    <dc:date>2024-12-02T04:04:11.989785363</dc:date>
    <meta:editing-duration>PT1H57M26S</meta:editing-duration>
    <meta:editing-cycles>21</meta:editing-cycles>
    <meta:document-statistic meta:table-count="1" meta:cell-count="871" meta:object-count="0"/>
  </office:meta>
</office:document-meta>
</file>